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7700000071E36441DA44FAE149.jpg" manifest:media-type="image/jpeg"/>
  <manifest:file-entry manifest:full-path="styles.xml" manifest:media-type="text/xml"/>
  <manifest:file-entry manifest:full-path="Configurations2/" manifest:media-type="application/vnd.sun.xml.ui.configuration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Replacements/Object 2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6" manifest:media-type=""/>
  <manifest:file-entry manifest:full-path="ObjectReplacements/Object 10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3" manifest:media-type=""/>
  <manifest:file-entry manifest:full-path="ObjectReplacements/Object 10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Ubuntu" svg:font-family="Ubuntu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6" style:family="table">
      <style:table-properties style:width="12.303cm" fo:margin-left="1.572cm" table:align="left" style:writing-mode="lr-tb"/>
    </style:style>
    <style:style style:name="Table6.A" style:family="table-column">
      <style:table-column-properties style:column-width="3.096cm"/>
    </style:style>
    <style:style style:name="Table6.B" style:family="table-column">
      <style:table-column-properties style:column-width="1.402cm"/>
    </style:style>
    <style:style style:name="Table6.C" style:family="table-column">
      <style:table-column-properties style:column-width="1.707cm"/>
    </style:style>
    <style:style style:name="Table6.D" style:family="table-column">
      <style:table-column-properties style:column-width="1.6cm"/>
    </style:style>
    <style:style style:name="Table6.E" style:family="table-column">
      <style:table-column-properties style:column-width="1.602cm"/>
    </style:style>
    <style:style style:name="Table6.F" style:family="table-column">
      <style:table-column-properties style:column-width="1.415cm"/>
    </style:style>
    <style:style style:name="Table6.G" style:family="table-column">
      <style:table-column-properties style:column-width="1.48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2.303cm" fo:margin-left="1.572cm" table:align="left" style:writing-mode="lr-tb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1.402cm"/>
    </style:style>
    <style:style style:name="Table1.C" style:family="table-column">
      <style:table-column-properties style:column-width="1.707cm"/>
    </style:style>
    <style:style style:name="Table1.D" style:family="table-column">
      <style:table-column-properties style:column-width="1.6cm"/>
    </style:style>
    <style:style style:name="Table1.E" style:family="table-column">
      <style:table-column-properties style:column-width="1.602cm"/>
    </style:style>
    <style:style style:name="Table1.F" style:family="table-column">
      <style:table-column-properties style:column-width="1.415cm"/>
    </style:style>
    <style:style style:name="Table1.G" style:family="table-column">
      <style:table-column-properties style:column-width="1.4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381cm" fo:margin-left="1.704cm" table:align="left" style:writing-mode="lr-tb"/>
    </style:style>
    <style:style style:name="Table3.A" style:family="table-column">
      <style:table-column-properties style:column-width="2.29cm"/>
    </style:style>
    <style:style style:name="Table3.B" style:family="table-column">
      <style:table-column-properties style:column-width="1.388cm"/>
    </style:style>
    <style:style style:name="Table3.C" style:family="table-column">
      <style:table-column-properties style:column-width="1.614cm"/>
    </style:style>
    <style:style style:name="Table3.D" style:family="table-column">
      <style:table-column-properties style:column-width="1.402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508cm"/>
    </style:style>
    <style:style style:name="Table3.H" style:family="table-column">
      <style:table-column-properties style:column-width="1.482cm"/>
    </style:style>
    <style:style style:name="Table3.I" style:family="table-column">
      <style:table-column-properties style:column-width="1.60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4.381cm" fo:margin-left="1.704cm" table:align="left" style:writing-mode="lr-tb"/>
    </style:style>
    <style:style style:name="Table4.A" style:family="table-column">
      <style:table-column-properties style:column-width="2.29cm"/>
    </style:style>
    <style:style style:name="Table4.B" style:family="table-column">
      <style:table-column-properties style:column-width="1.388cm"/>
    </style:style>
    <style:style style:name="Table4.C" style:family="table-column">
      <style:table-column-properties style:column-width="1.614cm"/>
    </style:style>
    <style:style style:name="Table4.D" style:family="table-column">
      <style:table-column-properties style:column-width="1.402cm"/>
    </style:style>
    <style:style style:name="Table4.E" style:family="table-column">
      <style:table-column-properties style:column-width="1.693cm"/>
    </style:style>
    <style:style style:name="Table4.F" style:family="table-column">
      <style:table-column-properties style:column-width="1.508cm"/>
    </style:style>
    <style:style style:name="Table4.H" style:family="table-column">
      <style:table-column-properties style:column-width="1.482cm"/>
    </style:style>
    <style:style style:name="Table4.I" style:family="table-column">
      <style:table-column-properties style:column-width="1.60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I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381cm" fo:margin-left="1.704cm" table:align="left" style:writing-mode="lr-tb"/>
    </style:style>
    <style:style style:name="Table5.A" style:family="table-column">
      <style:table-column-properties style:column-width="2.29cm"/>
    </style:style>
    <style:style style:name="Table5.B" style:family="table-column">
      <style:table-column-properties style:column-width="1.388cm"/>
    </style:style>
    <style:style style:name="Table5.C" style:family="table-column">
      <style:table-column-properties style:column-width="1.614cm"/>
    </style:style>
    <style:style style:name="Table5.D" style:family="table-column">
      <style:table-column-properties style:column-width="1.402cm"/>
    </style:style>
    <style:style style:name="Table5.E" style:family="table-column">
      <style:table-column-properties style:column-width="1.693cm"/>
    </style:style>
    <style:style style:name="Table5.F" style:family="table-column">
      <style:table-column-properties style:column-width="1.508cm"/>
    </style:style>
    <style:style style:name="Table5.H" style:family="table-column">
      <style:table-column-properties style:column-width="1.482cm"/>
    </style:style>
    <style:style style:name="Table5.I" style:family="table-column">
      <style:table-column-properties style:column-width="1.60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I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ize="28pt" fo:font-weight="bold" officeooo:rsid="000bb938" officeooo:paragraph-rsid="000bb938" style:font-size-asian="28pt" style:font-weight-asian="bold" style:font-size-complex="28pt"/>
    </style:style>
    <style:style style:name="P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officeooo:rsid="000d8b89" officeooo:paragraph-rsid="001f59b9" style:font-name-complex="Calibri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tyle="normal" officeooo:rsid="0017d07b" officeooo:paragraph-rsid="001f59b9" style:font-style-asian="normal" style:font-name-complex="Calibri" style:font-style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0pt" fo:font-style="italic" fo:font-weight="normal" officeooo:rsid="00152d54" officeooo:paragraph-rsid="001f59b9" style:font-name-asian="Calibri" style:font-size-asian="10pt" style:language-asian="fr" style:country-asian="FR" style:font-style-asian="italic" style:font-weight-asian="normal" style:font-name-complex="Ubuntu" style:font-size-complex="10pt" style:font-style-complex="italic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0pt" fo:font-style="italic" fo:font-weight="normal" officeooo:rsid="00152d54" officeooo:paragraph-rsid="003c1612" style:font-name-asian="Calibri" style:font-size-asian="10pt" style:language-asian="fr" style:country-asian="FR" style:font-style-asian="italic" style:font-weight-asian="normal" style:font-name-complex="Ubuntu" style:font-size-complex="10pt" style:font-style-complex="italic" style:font-weight-complex="normal"/>
    </style:style>
    <style:style style:name="P9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10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11" style:family="paragraph" style:parent-style-name="Table_20_Contents">
      <style:paragraph-properties fo:text-align="start" style:justify-single-word="false"/>
      <style:text-properties officeooo:rsid="003c1612" officeooo:paragraph-rsid="004c7958"/>
    </style:style>
    <style:style style:name="P12" style:family="paragraph" style:parent-style-name="Table_20_Contents">
      <style:paragraph-properties fo:text-align="center" style:justify-single-word="false"/>
      <style:text-properties officeooo:rsid="003c1612" officeooo:paragraph-rsid="004c7958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officeooo:rsid="0041dfdf" officeooo:paragraph-rsid="0041dfdf"/>
    </style:style>
    <style:style style:name="P15" style:family="paragraph" style:parent-style-name="Table_20_Contents">
      <style:paragraph-properties fo:text-align="start" style:justify-single-word="false"/>
      <style:text-properties officeooo:rsid="0041dfdf" officeooo:paragraph-rsid="00460d4e"/>
    </style:style>
    <style:style style:name="P16" style:family="paragraph" style:parent-style-name="Table_20_Contents">
      <style:paragraph-properties fo:text-align="start" style:justify-single-word="false"/>
      <style:text-properties officeooo:rsid="0041dfdf" officeooo:paragraph-rsid="004b3d08"/>
    </style:style>
    <style:style style:name="P17" style:family="paragraph" style:parent-style-name="Table_20_Contents">
      <style:paragraph-properties fo:text-align="center" style:justify-single-word="false"/>
      <style:text-properties officeooo:rsid="0041dfdf" officeooo:paragraph-rsid="0041dfdf"/>
    </style:style>
    <style:style style:name="P18" style:family="paragraph" style:parent-style-name="Table_20_Contents">
      <style:paragraph-properties fo:text-align="center" style:justify-single-word="false"/>
      <style:text-properties officeooo:rsid="0041dfdf" officeooo:paragraph-rsid="00460d4e"/>
    </style:style>
    <style:style style:name="P19" style:family="paragraph" style:parent-style-name="Table_20_Contents">
      <style:paragraph-properties fo:text-align="center" style:justify-single-word="false"/>
      <style:text-properties officeooo:rsid="0041dfdf" officeooo:paragraph-rsid="004b3d08"/>
    </style:style>
    <style:style style:name="P20" style:family="paragraph" style:parent-style-name="Table_20_Contents">
      <style:paragraph-properties fo:text-align="start" style:justify-single-word="false"/>
      <style:text-properties fo:font-style="italic" officeooo:rsid="0041dfdf" officeooo:paragraph-rsid="0041dfdf" style:font-style-asian="italic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fo:font-style="italic" officeooo:rsid="0041dfdf" officeooo:paragraph-rsid="00460d4e" style:font-style-asian="italic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fo:font-style="italic" officeooo:rsid="0041dfdf" officeooo:paragraph-rsid="004b3d08" style:font-style-asian="italic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officeooo:rsid="0047aefe" officeooo:paragraph-rsid="0047aefe"/>
    </style:style>
    <style:style style:name="P24" style:family="paragraph" style:parent-style-name="Table_20_Contents">
      <style:paragraph-properties fo:text-align="center" style:justify-single-word="false"/>
      <style:text-properties officeooo:rsid="0047aefe" officeooo:paragraph-rsid="004b3d08"/>
    </style:style>
    <style:style style:name="P25" style:family="paragraph" style:parent-style-name="Standard" style:list-style-name="L1">
      <style:text-properties style:font-name="Liberation Serif" officeooo:rsid="0017d07b" officeooo:paragraph-rsid="0031a083" style:font-name-complex="Calibri"/>
    </style:style>
    <style:style style:name="P26" style:family="paragraph" style:parent-style-name="Standard" style:list-style-name="L1">
      <style:text-properties style:font-name="Liberation Serif" officeooo:rsid="0017d07b" officeooo:paragraph-rsid="0035d434" style:font-name-complex="Calibri"/>
    </style:style>
    <style:style style:name="P27" style:family="paragraph" style:parent-style-name="Standard" style:list-style-name="L1">
      <style:text-properties style:font-name="Liberation Serif" officeooo:rsid="0017d07b" officeooo:paragraph-rsid="003765b3" style:font-name-complex="Calibri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" officeooo:rsid="0017d07b" officeooo:paragraph-rsid="0031a083" style:font-name-complex="Calibri"/>
    </style:style>
    <style:style style:name="P29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officeooo:rsid="0017d07b" officeooo:paragraph-rsid="0035d434" style:font-name-complex="Calibri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" officeooo:rsid="001f3e1e" officeooo:paragraph-rsid="0031a083" style:font-name-complex="Calibri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" officeooo:rsid="001f3e1e" officeooo:paragraph-rsid="002b8274" style:font-name-complex="Calibri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erif" officeooo:rsid="001f3e1e" officeooo:paragraph-rsid="0034e85e" style:font-name-complex="Calibri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" officeooo:rsid="002a5739" officeooo:paragraph-rsid="002a5739" style:font-name-complex="Calibri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iberation Serif" officeooo:rsid="002a5739" officeooo:paragraph-rsid="002b8274" style:font-name-complex="Calibri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Liberation Serif" officeooo:rsid="00245a90" officeooo:paragraph-rsid="002b8274" style:font-name-complex="Calibri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Liberation Serif" officeooo:rsid="00245a90" officeooo:paragraph-rsid="001f59b9" style:font-name-complex="Calibri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Liberation Serif" officeooo:rsid="002b8274" officeooo:paragraph-rsid="002b8274" style:font-name-complex="Calibri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Liberation Serif" officeooo:rsid="002d95b8" officeooo:paragraph-rsid="002d95b8" style:font-name-complex="Calibri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Liberation Serif" officeooo:rsid="00191e56" officeooo:paragraph-rsid="002f3679" style:font-name-complex="Calibri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Liberation Serif" officeooo:rsid="00191e56" officeooo:paragraph-rsid="0031108d" style:font-name-complex="Calibri"/>
    </style:style>
    <style:style style:name="P41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officeooo:rsid="0031108d" officeooo:paragraph-rsid="0031108d" style:font-name-complex="Calibri"/>
    </style:style>
    <style:style style:name="P42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officeooo:rsid="0034e85e" officeooo:paragraph-rsid="0034e85e" style:font-name-complex="Calibri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Liberation Serif" fo:font-style="normal" officeooo:rsid="0017d07b" officeooo:paragraph-rsid="0031a083" style:font-style-asian="normal" style:font-name-complex="Calibri" style:font-style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Liberation Serif" fo:font-style="normal" officeooo:rsid="0017d07b" officeooo:paragraph-rsid="0034e85e" style:font-style-asian="normal" style:font-name-complex="Calibri" style:font-style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Liberation Serif" fo:font-style="normal" officeooo:rsid="002a5739" officeooo:paragraph-rsid="002b8274" style:font-style-asian="normal" style:font-name-complex="Calibri" style:font-style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Liberation Serif" fo:font-style="normal" officeooo:rsid="001f3e1e" officeooo:paragraph-rsid="001f59b9" style:font-style-asian="normal" style:font-name-complex="Calibri" style:font-style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Liberation Serif" fo:font-style="normal" officeooo:rsid="002b8274" officeooo:paragraph-rsid="002b8274" style:font-style-asian="normal" style:font-name-complex="Calibri" style:font-style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Liberation Serif" fo:font-style="normal" officeooo:rsid="002d95b8" officeooo:paragraph-rsid="002d95b8" style:font-style-asian="normal" style:font-name-complex="Calibri" style:font-style-complex="normal"/>
    </style:style>
    <style:style style:name="P49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17d07b" officeooo:paragraph-rsid="0031a083" style:font-size-asian="12pt" style:font-weight-asian="normal" style:font-name-complex="Calibri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62098" officeooo:paragraph-rsid="002a5739" style:font-size-asian="12pt" style:font-weight-asian="normal" style:font-name-complex="Calibri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a5739" officeooo:paragraph-rsid="002a5739" style:font-size-asian="12pt" style:font-weight-asian="normal" style:font-name-complex="Calibri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b8274" officeooo:paragraph-rsid="002b8274" style:font-size-asian="12pt" style:font-weight-asian="normal" style:font-name-complex="Calibri" style:font-size-complex="12pt" style:font-weight-complex="normal"/>
    </style:style>
    <style:style style:name="P53" style:family="paragraph" style:parent-style-name="Standard" style:list-style-name="L1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1f59b9" officeooo:paragraph-rsid="002f3679" style:font-size-asian="10.5pt" style:font-weight-asian="normal" style:font-name-complex="Calibri" style:font-size-complex="12pt" style:font-weight-complex="normal"/>
    </style:style>
    <style:style style:name="P54" style:family="paragraph" style:parent-style-name="Standard" style:list-style-name="L1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1f59b9" officeooo:paragraph-rsid="0031108d" style:font-size-asian="10.5pt" style:font-weight-asian="normal" style:font-name-complex="Calibri" style:font-size-complex="12pt" style:font-weight-complex="normal"/>
    </style:style>
    <style:style style:name="P55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31108d" officeooo:paragraph-rsid="0031108d" style:font-size-asian="10.5pt" style:font-weight-asian="normal" style:font-name-complex="Calibri" style:font-size-complex="12pt" style:font-weight-complex="normal"/>
    </style:style>
    <style:style style:name="P56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00c3e" officeooo:paragraph-rsid="0031108d" style:font-size-asian="10.5pt" style:font-weight-asian="normal" style:font-name-complex="Calibri" style:font-size-complex="12pt" style:font-weight-complex="normal"/>
    </style:style>
    <style:style style:name="P57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17d07b" officeooo:paragraph-rsid="003765b3" style:font-size-asian="10.5pt" style:font-weight-asian="normal" style:font-name-complex="Calibri" style:font-size-complex="12pt" style:font-weight-complex="normal"/>
    </style:style>
    <style:style style:name="P58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17d07b" officeooo:paragraph-rsid="004f5c5b" style:font-size-asian="10.5pt" style:font-weight-asian="normal" style:font-name-complex="Calibri" style:font-size-complex="12pt" style:font-weight-complex="normal"/>
    </style:style>
    <style:style style:name="P59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17d07b" officeooo:paragraph-rsid="004fa277" style:font-size-asian="10.5pt" style:font-weight-asian="normal" style:font-name-complex="Calibri" style:font-size-complex="12pt" style:font-weight-complex="normal"/>
    </style:style>
    <style:style style:name="P60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3765b3" officeooo:paragraph-rsid="003765b3" style:font-size-asian="10.5pt" style:font-weight-asian="normal" style:font-name-complex="Calibri" style:font-size-complex="12pt" style:font-weight-complex="normal"/>
    </style:style>
    <style:style style:name="P61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3c1612" officeooo:paragraph-rsid="003c1612" style:font-size-asian="10.5pt" style:font-weight-asian="normal" style:font-name-complex="Calibri" style:font-size-complex="12pt" style:font-weight-complex="normal"/>
    </style:style>
    <style:style style:name="P62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3cb5ca" officeooo:paragraph-rsid="003def2b" style:font-size-asian="10.5pt" style:font-weight-asian="normal" style:font-name-complex="Calibri" style:font-size-complex="12pt" style:font-weight-complex="normal"/>
    </style:style>
    <style:style style:name="P63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3def2b" officeooo:paragraph-rsid="003def2b" style:font-size-asian="10.5pt" style:font-weight-asian="normal" style:font-name-complex="Calibri" style:font-size-complex="12pt" style:font-weight-complex="normal"/>
    </style:style>
    <style:style style:name="P64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3def2b" officeooo:paragraph-rsid="0051e51b" style:font-size-asian="10.5pt" style:font-weight-asian="normal" style:font-name-complex="Calibri" style:font-size-complex="12pt" style:font-weight-complex="normal"/>
    </style:style>
    <style:style style:name="P65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2b8274" officeooo:paragraph-rsid="002a5739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185986" officeooo:paragraph-rsid="001f59b9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67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f59b9" officeooo:paragraph-rsid="002f3679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68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f59b9" officeooo:paragraph-rsid="0031108d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69" style:family="paragraph" style:parent-style-name="Standard" style:list-style-name="L1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f59b9" officeooo:paragraph-rsid="002f3679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70" style:family="paragraph" style:parent-style-name="Standard" style:list-style-name="L1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f59b9" officeooo:paragraph-rsid="0031108d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71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200c3e" officeooo:paragraph-rsid="0034e85e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72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200c3e" officeooo:paragraph-rsid="003765b3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73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2b8274" officeooo:paragraph-rsid="0035d434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74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34e85e" officeooo:paragraph-rsid="0034e85e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75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2pt" fo:font-style="normal" fo:font-weight="normal" officeooo:rsid="001e8b08" officeooo:paragraph-rsid="003c1612" style:font-name-asian="Times New Roman1" style:font-size-asian="12pt" style:language-asian="fr" style:country-asian="FR" style:font-style-asian="normal" style:font-weight-asian="normal" style:font-name-complex="Calibri" style:font-size-complex="12pt" style:font-style-complex="normal" style:font-weight-complex="normal"/>
    </style:style>
    <style:style style:name="P76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2pt" fo:font-style="normal" fo:font-weight="normal" officeooo:rsid="003c1612" officeooo:paragraph-rsid="003c1612" style:font-name-asian="Times New Roman1" style:font-size-asian="12pt" style:language-asian="fr" style:country-asian="FR" style:font-style-asian="normal" style:font-weight-asian="normal" style:font-name-complex="Calibri" style:font-size-complex="12pt" style:font-style-complex="normal" style:font-weight-complex="normal"/>
    </style:style>
    <style:style style:name="P77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2pt" fo:font-style="normal" fo:font-weight="normal" officeooo:rsid="003c1612" officeooo:paragraph-rsid="004c7958" style:font-name-asian="Times New Roman1" style:font-size-asian="12pt" style:language-asian="fr" style:country-asian="FR" style:font-style-asian="normal" style:font-weight-asian="normal" style:font-name-complex="Calibri" style:font-size-complex="12pt" style:font-style-complex="normal" style:font-weight-complex="normal"/>
    </style:style>
    <style:style style:name="P78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2pt" fo:font-style="normal" fo:font-weight="normal" officeooo:rsid="003c1612" officeooo:paragraph-rsid="004c7958" style:font-name-asian="Times New Roman1" style:font-size-asian="12pt" style:language-asian="fr" style:country-asian="FR" style:font-style-asian="normal" style:font-weight-asian="normal" style:font-name-complex="Calibri" style:font-size-complex="12pt" style:font-style-complex="normal" style:font-weight-complex="normal"/>
    </style:style>
    <style:style style:name="P79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2pt" fo:font-style="normal" fo:font-weight="normal" officeooo:rsid="004c7958" officeooo:paragraph-rsid="004c7958" style:font-name-asian="Times New Roman1" style:font-size-asian="12pt" style:language-asian="fr" style:country-asian="FR" style:font-style-asian="normal" style:font-weight-asian="normal" style:font-name-complex="Calibri" style:font-size-complex="12pt" style:font-style-complex="normal" style:font-weight-complex="normal"/>
    </style:style>
    <style:style style:name="P80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2pt" fo:font-style="normal" fo:font-weight="normal" officeooo:rsid="004c7958" officeooo:paragraph-rsid="004c7958" style:font-name-asian="Times New Roman1" style:font-size-asian="12pt" style:language-asian="fr" style:country-asian="FR" style:font-style-asian="normal" style:font-weight-asian="normal" style:font-name-complex="Calibri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2pt" fo:font-style="normal" fo:font-weight="normal" officeooo:rsid="0041dfdf" officeooo:paragraph-rsid="0041dfdf" style:font-name-asian="Calibri" style:font-size-asian="12pt" style:language-asian="fr" style:country-asian="FR" style:font-style-asian="normal" style:font-weight-asian="normal" style:font-name-complex="Ubuntu" style:font-size-complex="12pt" style:font-style-complex="normal" style:font-weight-complex="normal"/>
    </style:style>
    <style:style style:name="P82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2pt" fo:font-style="normal" fo:font-weight="normal" officeooo:rsid="0041dfdf" officeooo:paragraph-rsid="00460d4e" style:font-name-asian="Calibri" style:font-size-asian="12pt" style:language-asian="fr" style:country-asian="FR" style:font-style-asian="normal" style:font-weight-asian="normal" style:font-name-complex="Ubuntu" style:font-size-complex="12pt" style:font-style-complex="normal" style:font-weight-complex="normal"/>
    </style:style>
    <style:style style:name="P83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2pt" fo:font-style="normal" fo:font-weight="normal" officeooo:rsid="0041dfdf" officeooo:paragraph-rsid="004b3d08" style:font-name-asian="Calibri" style:font-size-asian="12pt" style:language-asian="fr" style:country-asian="FR" style:font-style-asian="normal" style:font-weight-asian="normal" style:font-name-complex="Ubuntu" style:font-size-complex="12pt" style:font-style-complex="normal" style:font-weight-complex="normal"/>
    </style:style>
    <style:style style:name="P84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2pt" fo:font-style="normal" fo:font-weight="normal" officeooo:rsid="00443887" officeooo:paragraph-rsid="00443887" style:font-name-asian="Calibri" style:font-size-asian="10.5pt" style:language-asian="fr" style:country-asian="FR" style:font-style-asian="normal" style:font-weight-asian="normal" style:font-name-complex="Ubuntu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2pt" fo:font-style="normal" fo:font-weight="normal" officeooo:rsid="00446115" officeooo:paragraph-rsid="00446115" style:font-name-asian="Calibri" style:font-size-asian="10.5pt" style:language-asian="fr" style:country-asian="FR" style:font-style-asian="normal" style:font-weight-asian="normal" style:font-name-complex="Ubuntu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2pt" fo:font-style="normal" fo:font-weight="normal" officeooo:rsid="00460d4e" officeooo:paragraph-rsid="00460d4e" style:font-name-asian="Calibri" style:font-size-asian="10.5pt" style:language-asian="fr" style:country-asian="FR" style:font-style-asian="normal" style:font-weight-asian="normal" style:font-name-complex="Ubuntu" style:font-size-complex="12pt" style:font-style-complex="normal" style:font-weight-complex="normal"/>
    </style:style>
    <style:style style:name="P87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2pt" fo:font-style="normal" fo:font-weight="normal" officeooo:rsid="00460d4e" officeooo:paragraph-rsid="0047aefe" style:font-name-asian="Calibri" style:font-size-asian="10.5pt" style:language-asian="fr" style:country-asian="FR" style:font-style-asian="normal" style:font-weight-asian="normal" style:font-name-complex="Ubuntu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2pt" fo:font-style="normal" fo:font-weight="normal" officeooo:rsid="0047aefe" officeooo:paragraph-rsid="0047aefe" style:font-name-asian="Calibri" style:font-size-asian="10.5pt" style:language-asian="fr" style:country-asian="FR" style:font-style-asian="normal" style:font-weight-asian="normal" style:font-name-complex="Ubuntu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2pt" fo:font-style="normal" fo:font-weight="normal" officeooo:rsid="004b3d08" officeooo:paragraph-rsid="004b3d08" style:font-name-asian="Calibri" style:font-size-asian="10.5pt" style:language-asian="fr" style:country-asian="FR" style:font-style-asian="normal" style:font-weight-asian="normal" style:font-name-complex="Ubuntu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0pt" fo:font-style="normal" fo:font-weight="normal" officeooo:rsid="0041dfdf" officeooo:paragraph-rsid="0041dfdf" style:font-name-asian="Calibri" style:font-size-asian="10pt" style:language-asian="fr" style:country-asian="FR" style:font-style-asian="normal" style:font-weight-asian="normal" style:font-name-complex="Ubuntu" style:font-size-complex="10pt" style:font-style-complex="normal" style:font-weight-complex="normal"/>
    </style:style>
    <style:style style:name="P91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0pt" fo:font-style="normal" fo:font-weight="normal" officeooo:rsid="0041dfdf" officeooo:paragraph-rsid="00460d4e" style:font-name-asian="Calibri" style:font-size-asian="10pt" style:language-asian="fr" style:country-asian="FR" style:font-style-asian="normal" style:font-weight-asian="normal" style:font-name-complex="Ubuntu" style:font-size-complex="10pt" style:font-style-complex="normal" style:font-weight-complex="normal"/>
    </style:style>
    <style:style style:name="P92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0pt" fo:font-style="normal" fo:font-weight="normal" officeooo:rsid="0041dfdf" officeooo:paragraph-rsid="004b3d08" style:font-name-asian="Calibri" style:font-size-asian="10pt" style:language-asian="fr" style:country-asian="FR" style:font-style-asian="normal" style:font-weight-asian="normal" style:font-name-complex="Ubuntu" style:font-size-complex="10pt" style:font-style-complex="normal" style:font-weight-complex="normal"/>
    </style:style>
    <style:style style:name="P93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0pt" fo:font-style="normal" fo:font-weight="normal" officeooo:rsid="00443887" officeooo:paragraph-rsid="00443887" style:font-name-asian="Calibri" style:font-size-asian="10pt" style:language-asian="fr" style:country-asian="FR" style:font-style-asian="normal" style:font-weight-asian="normal" style:font-name-complex="Ubuntu" style:font-size-complex="10pt" style:font-style-complex="normal" style:font-weight-complex="normal"/>
    </style:style>
    <style:style style:name="P94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0pt" fo:font-style="normal" fo:font-weight="normal" officeooo:rsid="00460d4e" officeooo:paragraph-rsid="00460d4e" style:font-name-asian="Calibri" style:font-size-asian="10pt" style:language-asian="fr" style:country-asian="FR" style:font-style-asian="normal" style:font-weight-asian="normal" style:font-name-complex="Ubuntu" style:font-size-complex="10pt" style:font-style-complex="normal" style:font-weight-complex="normal"/>
    </style:style>
    <style:style style:name="P95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0pt" fo:font-style="normal" fo:font-weight="normal" officeooo:rsid="004b3d08" officeooo:paragraph-rsid="004b3d08" style:font-name-asian="Calibri" style:font-size-asian="10pt" style:language-asian="fr" style:country-asian="FR" style:font-style-asian="normal" style:font-weight-asian="normal" style:font-name-complex="Ubuntu" style:font-size-complex="10pt" style:font-style-complex="normal" style:font-weight-complex="normal"/>
    </style:style>
    <style:style style:name="P96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0pt" fo:font-style="italic" fo:font-weight="normal" officeooo:rsid="00152d54" officeooo:paragraph-rsid="003c1612" style:font-name-asian="Calibri" style:font-size-asian="10pt" style:language-asian="fr" style:country-asian="FR" style:font-style-asian="italic" style:font-weight-asian="normal" style:font-name-complex="Ubuntu" style:font-size-complex="10pt" style:font-style-complex="italic" style:font-weight-complex="normal"/>
    </style:style>
    <style:style style:name="P97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size="24pt" fo:font-weight="bold" officeooo:rsid="002a5739" officeooo:paragraph-rsid="002a5739" style:font-size-asian="24pt" style:font-weight-asian="bold" style:font-size-complex="24pt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4dd753" style:font-weight-asian="bold"/>
    </style:style>
    <style:style style:name="T4" style:family="text">
      <style:text-properties fo:font-weight="bold" officeooo:rsid="002a5739" style:font-weight-asian="bold"/>
    </style:style>
    <style:style style:name="T5" style:family="text">
      <style:text-properties fo:font-weight="bold" officeooo:rsid="000bb938" style:font-weight-asian="bold"/>
    </style:style>
    <style:style style:name="T6" style:family="text">
      <style:text-properties officeooo:rsid="000bb938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91e56" style:font-style-asian="normal" style:font-style-complex="normal"/>
    </style:style>
    <style:style style:name="T9" style:family="text">
      <style:text-properties fo:font-style="normal" officeooo:rsid="002a5739" style:font-style-asian="normal" style:font-style-complex="normal"/>
    </style:style>
    <style:style style:name="T10" style:family="text">
      <style:text-properties fo:font-style="normal" officeooo:rsid="002b8274" style:font-style-asian="normal" style:font-style-complex="normal"/>
    </style:style>
    <style:style style:name="T11" style:family="text">
      <style:text-properties fo:font-style="normal" officeooo:rsid="002cfe23" style:font-style-asian="normal" style:font-style-complex="normal"/>
    </style:style>
    <style:style style:name="T12" style:family="text">
      <style:text-properties fo:font-style="normal" officeooo:rsid="00200c3e" style:font-style-asian="normal" style:font-style-complex="normal"/>
    </style:style>
    <style:style style:name="T13" style:family="text">
      <style:text-properties fo:font-style="normal" officeooo:rsid="0031108d" style:font-style-asian="normal" style:font-style-complex="normal"/>
    </style:style>
    <style:style style:name="T14" style:family="text">
      <style:text-properties fo:font-style="normal" officeooo:rsid="0017d07b" style:font-style-asian="normal" style:font-style-complex="normal"/>
    </style:style>
    <style:style style:name="T15" style:family="text">
      <style:text-properties fo:font-style="normal" officeooo:rsid="004fa277" style:font-style-asian="normal" style:font-style-complex="normal"/>
    </style:style>
    <style:style style:name="T16" style:family="text">
      <style:text-properties style:text-position="0% 100%"/>
    </style:style>
    <style:style style:name="T17" style:family="text">
      <style:text-properties style:text-position="0% 100%" fo:font-style="normal" style:font-style-asian="normal" style:font-style-complex="normal"/>
    </style:style>
    <style:style style:name="T18" style:family="text">
      <style:text-properties style:text-position="0% 100%" fo:font-style="normal" officeooo:rsid="0037b5a9" style:font-style-asian="normal" style:font-style-complex="normal"/>
    </style:style>
    <style:style style:name="T19" style:family="text">
      <style:text-properties style:text-position="0% 100%" fo:font-style="normal" style:font-name-asian="Times New Roman1" style:font-size-asian="12pt" style:language-asian="fr" style:country-asian="FR" style:font-style-asian="normal" style:font-style-complex="normal"/>
    </style:style>
    <style:style style:name="T20" style:family="text">
      <style:text-properties style:text-position="0% 100%" fo:font-style="normal" officeooo:rsid="001e8b08" style:font-name-asian="Times New Roman1" style:font-size-asian="12pt" style:language-asian="fr" style:country-asian="FR" style:font-style-asian="normal" style:font-style-complex="normal"/>
    </style:style>
    <style:style style:name="T21" style:family="text">
      <style:text-properties style:text-position="0% 100%" fo:font-style="normal" officeooo:rsid="003dd109" style:font-name-asian="Times New Roman1" style:font-size-asian="12pt" style:language-asian="fr" style:country-asian="FR" style:font-style-asian="normal" style:font-style-complex="normal"/>
    </style:style>
    <style:style style:name="T22" style:family="text">
      <style:text-properties style:text-position="0% 100%" fo:font-style="normal" officeooo:rsid="003def2b" style:font-name-asian="Times New Roman1" style:font-size-asian="12pt" style:language-asian="fr" style:country-asian="FR" style:font-style-asian="normal" style:font-style-complex="normal"/>
    </style:style>
    <style:style style:name="T23" style:family="text">
      <style:text-properties style:text-position="0% 100%" fo:font-style="normal" officeooo:rsid="003f4978" style:font-name-asian="Times New Roman1" style:font-size-asian="12pt" style:language-asian="fr" style:country-asian="FR" style:font-style-asian="normal" style:font-style-complex="normal"/>
    </style:style>
    <style:style style:name="T24" style:family="text">
      <style:text-properties style:text-position="0% 100%" fo:font-style="normal" officeooo:rsid="003c1612" style:font-name-asian="Times New Roman1" style:font-size-asian="12pt" style:language-asian="fr" style:country-asian="FR" style:font-style-asian="normal" style:font-style-complex="normal"/>
    </style:style>
    <style:style style:name="T25" style:family="text">
      <style:text-properties style:text-position="0% 100%" fo:font-size="10pt" fo:font-style="italic" fo:font-weight="normal" officeooo:rsid="00152d54" style:font-name-asian="Calibri" style:font-size-asian="10pt" style:language-asian="fr" style:country-asian="FR" style:font-style-asian="italic" style:font-weight-asian="normal" style:font-name-complex="Ubuntu" style:font-size-complex="10pt" style:font-style-complex="italic" style:font-weight-complex="normal"/>
    </style:style>
    <style:style style:name="T26" style:family="text">
      <style:text-properties style:text-position="0% 100%" fo:font-size="10pt" fo:font-style="italic" fo:font-weight="normal" officeooo:rsid="004cb704" style:font-name-asian="Calibri" style:font-size-asian="10pt" style:language-asian="fr" style:country-asian="FR" style:font-style-asian="italic" style:font-weight-asian="normal" style:font-name-complex="Ubuntu" style:font-size-complex="10pt" style:font-style-complex="italic" style:font-weight-complex="normal"/>
    </style:style>
    <style:style style:name="T27" style:family="text">
      <style:text-properties style:text-position="0% 100%" fo:font-size="11pt" fo:font-style="normal" style:text-underline-style="solid" style:text-underline-width="auto" style:text-underline-color="font-color" fo:font-weight="bold" officeooo:rsid="001e7e10" style:font-name-asian="Calibri" style:font-size-asian="11pt" style:language-asian="fr" style:country-asian="FR" style:font-style-asian="normal" style:font-weight-asian="bold" style:font-name-complex="Ubuntu" style:font-size-complex="11pt" style:font-style-complex="normal" style:font-weight-complex="bold"/>
    </style:style>
    <style:style style:name="T28" style:family="text">
      <style:text-properties style:text-position="0% 100%" fo:font-size="11pt" fo:font-style="normal" style:text-underline-style="solid" style:text-underline-width="auto" style:text-underline-color="font-color" fo:font-weight="bold" officeooo:rsid="0021ae4a" style:font-name-asian="Calibri" style:font-size-asian="11pt" style:language-asian="fr" style:country-asian="FR" style:font-style-asian="normal" style:font-weight-asian="bold" style:font-name-complex="Ubuntu" style:font-size-complex="11pt" style:font-style-complex="normal" style:font-weight-complex="bold"/>
    </style:style>
    <style:style style:name="T29" style:family="text">
      <style:text-properties style:text-position="0% 100%" fo:font-size="11pt" fo:font-style="normal" fo:font-weight="bold" officeooo:rsid="001e7e10" style:font-name-asian="Calibri" style:font-size-asian="11pt" style:language-asian="fr" style:country-asian="FR" style:font-style-asian="normal" style:font-weight-asian="bold" style:font-name-complex="Ubuntu" style:font-size-complex="11pt" style:font-style-complex="normal" style:font-weight-complex="bold"/>
    </style:style>
    <style:style style:name="T30" style:family="text">
      <style:text-properties style:text-position="0% 100%" officeooo:rsid="00446115"/>
    </style:style>
    <style:style style:name="T31" style:family="text">
      <style:text-properties style:text-position="super 58%"/>
    </style:style>
    <style:style style:name="T32" style:family="text">
      <style:text-properties style:text-position="super 58%" fo:font-style="normal" style:font-style-asian="normal" style:font-style-complex="normal"/>
    </style:style>
    <style:style style:name="T33" style:family="text">
      <style:text-properties style:text-position="super 58%" fo:font-style="normal" style:font-name-asian="Times New Roman1" style:font-size-asian="12pt" style:language-asian="fr" style:country-asian="FR" style:font-style-asian="normal" style:font-style-complex="normal"/>
    </style:style>
    <style:style style:name="T34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0185986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officeooo:rsid="001f59b9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normal" officeooo:rsid="002f3679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fo:font-weight="normal" officeooo:rsid="00200c3e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fo:font-weight="normal" officeooo:rsid="0031108d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fo:font-weight="normal" officeooo:rsid="002b8274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officeooo:rsid="002a5739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443887" style:font-style-asian="italic" style:font-style-complex="italic"/>
    </style:style>
    <style:style style:name="T44" style:family="text">
      <style:text-properties style:text-position="sub 58%"/>
    </style:style>
    <style:style style:name="T45" style:family="text">
      <style:text-properties style:text-position="sub 58%" fo:font-style="italic" style:font-style-asian="italic" style:font-style-complex="italic"/>
    </style:style>
    <style:style style:name="T46" style:family="text">
      <style:text-properties style:text-position="sub 58%" fo:font-style="italic" officeooo:rsid="00446115" style:font-style-asian="italic" style:font-style-complex="italic"/>
    </style:style>
    <style:style style:name="T47" style:family="text">
      <style:text-properties officeooo:rsid="00442b07"/>
    </style:style>
    <style:style style:name="T48" style:family="text">
      <style:text-properties officeooo:rsid="00446115"/>
    </style:style>
    <style:style style:name="T49" style:family="text">
      <style:text-properties officeooo:rsid="004c6436"/>
    </style:style>
    <style:style style:name="T50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BTS Blanc</text:p>
      <text:p text:style-name="P3">Mathématiques</text:p>
      <text:p text:style-name="P2"><text:tab/></text:p>
      <text:p text:style-name="P10">Durée : <text:span text:style-name="T6">1h 30min</text:span></text:p>
      <text:p text:style-name="P4"/>
      <text:p text:style-name="P5"><text:span text:style-name="T27">EXERCICE </text:span><text:span text:style-name="T28">1</text:span><text:span text:style-name="T29"> : </text:span><text:span text:style-name="T25">(</text:span><text:span text:style-name="T26">2</text:span><text:span text:style-name="T25">0 points)</text:span></text:p>
      <text:p text:style-name="P7"/>
      <text:list xml:id="list1733267879" text:style-name="L1">
        <text:list-item>
          <text:p text:style-name="P25"><text:span text:style-name="T41">Soit</text:span><draw:frame draw:style-name="fr2" draw:name="Object79" text:anchor-type="as-char" svg:y="-0.377cm" svg:width="0.404cm" svg:height="0.467cm" draw:z-index="23"><draw:object xlink:href="./Object 79" xlink:type="simple" xlink:show="embed" xlink:actuate="onLoad"/><draw:image xlink:href="./ObjectReplacements/Object 79" xlink:type="simple" xlink:show="embed" xlink:actuate="onLoad"/><svg:desc>formula</svg:desc></draw:frame><text:span text:style-name="T41">la fonction </text:span>définie sur<draw:frame draw:style-name="fr2" draw:name="Object80" text:anchor-type="as-char" svg:y="-0.377cm" svg:width="1.545cm" svg:height="0.482cm" draw:z-index="31"><draw:object xlink:href="./Object 80" xlink:type="simple" xlink:show="embed" xlink:actuate="onLoad"/><draw:image xlink:href="./ObjectReplacements/Object 80" xlink:type="simple" xlink:show="embed" xlink:actuate="onLoad"/><svg:desc>formula</svg:desc></draw:frame>par :<draw:frame draw:style-name="fr2" draw:name="Object81" text:anchor-type="as-char" svg:y="-0.473cm" svg:width="3.895cm" svg:height="0.594cm" draw:z-index="37"><draw:object xlink:href="./Object 81" xlink:type="simple" xlink:show="embed" xlink:actuate="onLoad"/><draw:image xlink:href="./ObjectReplacements/Object 81" xlink:type="simple" xlink:show="embed" xlink:actuate="onLoad"/><svg:desc>formula</svg:desc></draw:frame>.</text:p>
          <text:p text:style-name="P30"><text:span text:style-name="T14">On note</text:span><text:span text:style-name="T14"><draw:frame draw:style-name="fr2" draw:name="Object78" text:anchor-type="as-char" svg:y="-0.377cm" svg:width="0.506cm" svg:height="0.467cm" draw:z-index="39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4">sa courbe représentative dans un repère orthogonal.</text:span></text:p>
          <text:p text:style-name="P43"/>
          <text:p text:style-name="P30"><text:span text:style-name="T7"><draw:frame draw:style-name="fr2" draw:name="Object2" text:anchor-type="as-char" svg:y="-0.386cm" svg:width="1.782cm" svg:height="0.758cm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9">est égal à :</text:span></text:p>
          <text:p text:style-name="P31"><text:span text:style-name="T7">a</text:span><text:span text:style-name="T9">)</text:span><text:span text:style-name="T9"><draw:frame draw:style-name="fr2" draw:name="Object12" text:anchor-type="as-char" svg:y="-0.245cm" svg:width="0.79cm" svg:height="0.245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9"><text:tab/></text:span></text:p>
          <text:p text:style-name="P31"><text:span text:style-name="T9">b)</text:span><text:span text:style-name="T9"><draw:frame draw:style-name="fr2" draw:name="Object13" text:anchor-type="as-char" svg:y="-0.217cm" svg:width="0.868cm" svg:height="0.217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    <text:p text:style-name="P45">c) 0</text:p>
          <text:p text:style-name="P46"/>
        </text:list-item>
        <text:list-item>
          <text:p text:style-name="P25"><text:span text:style-name="T41">Soit</text:span><draw:frame draw:style-name="fr2" draw:name="Object83" text:anchor-type="as-char" svg:y="-0.377cm" svg:width="0.404cm" svg:height="0.467cm" draw:z-index="42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41">la fonction </text:span>définie sur<draw:frame draw:style-name="fr2" draw:name="Object84" text:anchor-type="as-char" svg:y="-0.377cm" svg:width="1.545cm" svg:height="0.482cm" draw:z-index="43"><draw:object xlink:href="./Object 84" xlink:type="simple" xlink:show="embed" xlink:actuate="onLoad"/><draw:image xlink:href="./ObjectReplacements/Object 84" xlink:type="simple" xlink:show="embed" xlink:actuate="onLoad"/><svg:desc>formula</svg:desc></draw:frame>par :<draw:frame draw:style-name="fr2" draw:name="Object85" text:anchor-type="as-char" svg:y="-0.473cm" svg:width="3.895cm" svg:height="0.594cm" draw:z-index="45"><draw:object xlink:href="./Object 85" xlink:type="simple" xlink:show="embed" xlink:actuate="onLoad"/><draw:image xlink:href="./ObjectReplacements/Object 85" xlink:type="simple" xlink:show="embed" xlink:actuate="onLoad"/><svg:desc>formula</svg:desc></draw:frame>.</text:p>
          <text:p text:style-name="P28"><text:span text:style-name="T7">On note</text:span><text:span text:style-name="T7"><draw:frame draw:style-name="fr2" draw:name="Object82" text:anchor-type="as-char" svg:y="-0.377cm" svg:width="0.506cm" svg:height="0.467cm" draw:z-index="46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7">sa courbe représentative dans un repère orthogonal.</text:span></text:p>
          <text:p text:style-name="P43"/>
          <text:p text:style-name="P33"><text:span text:style-name="T7">En</text:span><text:span text:style-name="T7"><draw:frame draw:style-name="fr2" draw:name="Object14" text:anchor-type="as-char" svg:y="-0.245cm" svg:width="0.79cm" svg:height="0.245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">, la courbe</text:span><text:span text:style-name="T7"><draw:frame draw:style-name="fr2" draw:name="Object55" text:anchor-type="as-char" svg:y="-0.377cm" svg:width="0.506cm" svg:height="0.467cm" draw:z-index="9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7">admet une asymptote d’équation :</text:span></text:p>
          <text:p text:style-name="P34"><text:span text:style-name="T7">a)</text:span><text:span text:style-name="T7"><draw:frame draw:style-name="fr2" draw:name="Object56" text:anchor-type="as-char" svg:y="-0.377cm" svg:width="1.843cm" svg:height="0.467cm" draw:z-index="10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7"><text:tab/></text:span></text:p>
          <text:p text:style-name="P34"><text:span text:style-name="T7">b)</text:span><text:span text:style-name="T7"><draw:frame draw:style-name="fr2" draw:name="Object57" text:anchor-type="as-char" svg:y="-0.377cm" svg:width="1.042cm" svg:height="0.467cm" draw:z-index="1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7"><text:tab/></text:span></text:p>
          <text:p text:style-name="P34"><text:span text:style-name="T7">c)</text:span><text:span text:style-name="T7"><draw:frame draw:style-name="fr2" draw:name="Object58" text:anchor-type="as-char" svg:y="-0.377cm" svg:width="1.007cm" svg:height="0.467cm" draw:z-index="1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7"> </text:span></text:p>
          <text:p text:style-name="P46"/>
        </text:list-item>
        <text:list-item>
          <text:p text:style-name="P25"><text:span text:style-name="T41">Soit</text:span><draw:frame draw:style-name="fr2" draw:name="Object87" text:anchor-type="as-char" svg:y="-0.377cm" svg:width="0.404cm" svg:height="0.467cm" draw:z-index="47"><draw:object xlink:href="./Object 87" xlink:type="simple" xlink:show="embed" xlink:actuate="onLoad"/><draw:image xlink:href="./ObjectReplacements/Object 87" xlink:type="simple" xlink:show="embed" xlink:actuate="onLoad"/><svg:desc>formula</svg:desc></draw:frame><text:span text:style-name="T41">la fonction </text:span>définie sur<draw:frame draw:style-name="fr2" draw:name="Object88" text:anchor-type="as-char" svg:y="-0.377cm" svg:width="1.545cm" svg:height="0.482cm" draw:z-index="48"><draw:object xlink:href="./Object 88" xlink:type="simple" xlink:show="embed" xlink:actuate="onLoad"/><draw:image xlink:href="./ObjectReplacements/Object 88" xlink:type="simple" xlink:show="embed" xlink:actuate="onLoad"/><svg:desc>formula</svg:desc></draw:frame>par :<draw:frame draw:style-name="fr2" draw:name="Object89" text:anchor-type="as-char" svg:y="-0.473cm" svg:width="3.895cm" svg:height="0.594cm" draw:z-index="49"><draw:object xlink:href="./Object 89" xlink:type="simple" xlink:show="embed" xlink:actuate="onLoad"/><draw:image xlink:href="./ObjectReplacements/Object 89" xlink:type="simple" xlink:show="embed" xlink:actuate="onLoad"/><svg:desc>formula</svg:desc></draw:frame>.</text:p>
          <text:p text:style-name="P49"><text:span text:style-name="T10">On note</text:span><text:span text:style-name="T10"><draw:frame draw:style-name="fr2" draw:name="Object86" text:anchor-type="as-char" svg:y="-0.377cm" svg:width="0.506cm" svg:height="0.467cm" draw:z-index="50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0">sa courbe représentative dans un repère orthogonal.</text:span></text:p>
          <text:p text:style-name="P65"/>
          <text:p text:style-name="P50"><text:span text:style-name="T10">L</text:span><text:span text:style-name="T7">a dérivée de</text:span><text:span text:style-name="T7"><draw:frame draw:style-name="fr2" draw:name="Object15" text:anchor-type="as-char" svg:y="-0.377cm" svg:width="0.404cm" svg:height="0.467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9">est :</text:span></text:p>
          <text:p text:style-name="P51"><text:span text:style-name="T7">a)</text:span><text:span text:style-name="T7"><draw:frame draw:style-name="fr2" draw:name="Object16" text:anchor-type="as-char" svg:y="-0.473cm" svg:width="6.114cm" svg:height="0.594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  <text:p text:style-name="P52"><text:span text:style-name="T7">b)</text:span><text:span text:style-name="T7"><draw:frame draw:style-name="fr2" draw:name="Object17" text:anchor-type="as-char" svg:y="-0.473cm" svg:width="5.106cm" svg:height="0.594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    <text:p text:style-name="P52"><text:span text:style-name="T7">c)</text:span><text:span text:style-name="T7"><draw:frame draw:style-name="fr2" draw:name="Object59" text:anchor-type="as-char" svg:y="-0.437cm" svg:width="6.359cm" svg:height="0.557cm" draw:z-index="16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    <text:p text:style-name="P46"/>
        </text:list-item>
        <text:list-item>
          <text:p text:style-name="P25"><text:span text:style-name="T41">Soit</text:span><draw:frame draw:style-name="fr2" draw:name="Object91" text:anchor-type="as-char" svg:y="-0.377cm" svg:width="0.404cm" svg:height="0.467cm" draw:z-index="51"><draw:object xlink:href="./Object 91" xlink:type="simple" xlink:show="embed" xlink:actuate="onLoad"/><draw:image xlink:href="./ObjectReplacements/Object 91" xlink:type="simple" xlink:show="embed" xlink:actuate="onLoad"/><svg:desc>formula</svg:desc></draw:frame><text:span text:style-name="T41">la fonction </text:span>définie sur<draw:frame draw:style-name="fr2" draw:name="Object92" text:anchor-type="as-char" svg:y="-0.377cm" svg:width="1.545cm" svg:height="0.482cm" draw:z-index="52"><draw:object xlink:href="./Object 92" xlink:type="simple" xlink:show="embed" xlink:actuate="onLoad"/><draw:image xlink:href="./ObjectReplacements/Object 92" xlink:type="simple" xlink:show="embed" xlink:actuate="onLoad"/><svg:desc>formula</svg:desc></draw:frame>par :<draw:frame draw:style-name="fr2" draw:name="Object93" text:anchor-type="as-char" svg:y="-0.473cm" svg:width="3.895cm" svg:height="0.594cm" draw:z-index="53"><draw:object xlink:href="./Object 93" xlink:type="simple" xlink:show="embed" xlink:actuate="onLoad"/><draw:image xlink:href="./ObjectReplacements/Object 93" xlink:type="simple" xlink:show="embed" xlink:actuate="onLoad"/><svg:desc>formula</svg:desc></draw:frame>.</text:p>
          <text:p text:style-name="P28"><text:span text:style-name="T10">On note</text:span><text:span text:style-name="T10"><draw:frame draw:style-name="fr2" draw:name="Object90" text:anchor-type="as-char" svg:y="-0.377cm" svg:width="0.506cm" svg:height="0.467cm" draw:z-index="54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0">sa courbe représentative dans un repère orthogonal.</text:span></text:p>
          <text:p text:style-name="P47"/>
          <text:p text:style-name="P35"><text:span text:style-name="T10">L</text:span><text:span text:style-name="T7">e signe de</text:span><text:span text:style-name="T7"><draw:frame draw:style-name="fr2" draw:name="Object18" text:anchor-type="as-char" svg:y="-0.386cm" svg:width="1.145cm" svg:height="0.508cm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7">sur</text:span><text:span text:style-name="T7"><draw:frame draw:style-name="fr2" draw:name="Object19" text:anchor-type="as-char" svg:y="-0.377cm" svg:width="1.482cm" svg:height="0.482cm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0">est :</text:span></text:p>
          <text:p text:style-name="P37"><text:span text:style-name="T7">a) </text:span><text:span text:style-name="T11">positif</text:span></text:p>
          <text:p text:style-name="P37"><text:span text:style-name="T7">b) </text:span><text:span text:style-name="T11">négatif</text:span></text:p>
          <text:p text:style-name="P46"/>
        </text:list-item>
        <text:list-item>
          <text:p text:style-name="P25"><text:span text:style-name="T41">Soit</text:span><draw:frame draw:style-name="fr2" draw:name="Object95" text:anchor-type="as-char" svg:y="-0.377cm" svg:width="0.404cm" svg:height="0.467cm" draw:z-index="55"><draw:object xlink:href="./Object 95" xlink:type="simple" xlink:show="embed" xlink:actuate="onLoad"/><draw:image xlink:href="./ObjectReplacements/Object 95" xlink:type="simple" xlink:show="embed" xlink:actuate="onLoad"/><svg:desc>formula</svg:desc></draw:frame><text:span text:style-name="T41">la fonction </text:span>définie sur<draw:frame draw:style-name="fr2" draw:name="Object96" text:anchor-type="as-char" svg:y="-0.377cm" svg:width="1.545cm" svg:height="0.482cm" draw:z-index="56"><draw:object xlink:href="./Object 96" xlink:type="simple" xlink:show="embed" xlink:actuate="onLoad"/><draw:image xlink:href="./ObjectReplacements/Object 96" xlink:type="simple" xlink:show="embed" xlink:actuate="onLoad"/><svg:desc>formula</svg:desc></draw:frame>par :<draw:frame draw:style-name="fr2" draw:name="Object97" text:anchor-type="as-char" svg:y="-0.473cm" svg:width="3.895cm" svg:height="0.594cm" draw:z-index="60"><draw:object xlink:href="./Object 97" xlink:type="simple" xlink:show="embed" xlink:actuate="onLoad"/><draw:image xlink:href="./ObjectReplacements/Object 97" xlink:type="simple" xlink:show="embed" xlink:actuate="onLoad"/><svg:desc>formula</svg:desc></draw:frame>.</text:p>
          <text:p text:style-name="P28"><text:span text:style-name="T7">On note</text:span><text:span text:style-name="T7"><draw:frame draw:style-name="fr2" draw:name="Object94" text:anchor-type="as-char" svg:y="-0.377cm" svg:width="0.506cm" svg:height="0.467cm" draw:z-index="61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7">sa courbe représentative dans un repère orthogonal.</text:span></text:p>
          <text:p text:style-name="P48"/>
          <text:p text:style-name="P38"><text:span text:style-name="T7">La fonction</text:span><text:span text:style-name="T7"><draw:frame draw:style-name="fr2" draw:name="Object6" text:anchor-type="as-char" svg:y="-0.377cm" svg:width="0.404cm" svg:height="0.467cm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7">sur</text:span><text:span text:style-name="T7"><draw:frame draw:style-name="fr2" draw:name="Object60" text:anchor-type="as-char" svg:y="-0.377cm" svg:width="1.526cm" svg:height="0.482cm" draw:z-index="20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7">est :</text:span></text:p>
          <text:p text:style-name="P48">a) croissante</text:p>
          <text:p text:style-name="P48">b) décroissante </text:p>
          <text:p text:style-name="P66"><text:soft-page-break/></text:p>
        </text:list-item>
        <text:list-item>
          <text:p text:style-name="P39"><text:span text:style-name="T35">U</text:span><text:span text:style-name="T36">n logiciel de calcul formel fournit le développement limité, en 0, à l’ordre </text:span><text:span text:style-name="T37">3</text:span><text:span text:style-name="T36"> de</text:span><text:span text:style-name="T36"><draw:frame draw:style-name="fr2" draw:name="Object63" text:anchor-type="as-char" svg:y="-0.377cm" svg:width="0.404cm" svg:height="0.467cm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36"> :</text:span></text:p>
          <text:p text:style-name="P67"/>
          <text:p text:style-name="P53"><text:span text:style-name="T7"><draw:frame draw:style-name="fr2" draw:name="Object61" text:anchor-type="as-char" svg:y="-0.437cm" svg:width="5.969cm" svg:height="0.557cm" draw:z-index="21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7"><text:s text:c="2"/>avec <text:s/></text:span><text:span text:style-name="T7"><draw:frame draw:style-name="fr2" draw:name="Object62" text:anchor-type="as-char" svg:y="-0.386cm" svg:width="2.223cm" svg:height="0.758cm" draw:z-index="22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7">.</text:span></text:p>
          <text:p text:style-name="P69"/>
          <text:p text:style-name="P58"><text:span text:style-name="T7">On note</text:span><text:span text:style-name="T7"><draw:frame draw:style-name="fr2" draw:name="Object25" text:anchor-type="as-char" svg:y="-0.377cm" svg:width="0.506cm" svg:height="0.467cm" draw:z-index="7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7">sa courbe représentative dans un repère orthogonal.</text:span></text:p>
          <text:p text:style-name="P55"><text:span text:style-name="T7">Une équation de </text:span><text:span text:style-name="T8">la tangente</text:span><text:span text:style-name="T8"><draw:frame draw:style-name="fr2" draw:name="Object64" text:anchor-type="as-char" svg:y="-0.377cm" svg:width="0.482cm" svg:height="0.467cm" draw:z-index="24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8">à la courbe</text:span><text:span text:style-name="T8"><draw:frame draw:style-name="fr2" draw:name="Object65" text:anchor-type="as-char" svg:y="-0.377cm" svg:width="0.506cm" svg:height="0.467cm" draw:z-index="25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8">en son point d’abscisse 0 </text:span><text:span text:style-name="T7">est :</text:span></text:p>
          <text:p text:style-name="P55"><text:span text:style-name="T7">a)</text:span><text:span text:style-name="T7"><draw:frame draw:style-name="fr2" draw:name="Object66" text:anchor-type="as-char" svg:y="-0.377cm" svg:width="1.57cm" svg:height="0.467cm" draw:z-index="26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    <text:p text:style-name="P55"><text:span text:style-name="T7">b)</text:span><text:span text:style-name="T7"><draw:frame draw:style-name="fr2" draw:name="Object67" text:anchor-type="as-char" svg:y="-0.377cm" svg:width="1.843cm" svg:height="0.467cm" draw:z-index="27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p>
          <text:p text:style-name="P55"><text:span text:style-name="T7">c)</text:span><text:span text:style-name="T7"><draw:frame draw:style-name="fr2" draw:name="Object68" text:anchor-type="as-char" svg:y="-0.437cm" svg:width="3.985cm" svg:height="0.527cm" draw:z-index="28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
          <text:p text:style-name="P69"/>
        </text:list-item>
        <text:list-item>
          <text:p text:style-name="P40"><text:span text:style-name="T35">U</text:span><text:span text:style-name="T36">n logiciel de calcul formel fournit le développement limité, en 0, à l’ordre </text:span><text:span text:style-name="T37">3</text:span><text:span text:style-name="T36"> de</text:span><text:span text:style-name="T36"><draw:frame draw:style-name="fr2" draw:name="Object69" text:anchor-type="as-char" svg:y="-0.377cm" svg:width="0.404cm" svg:height="0.467cm" draw:z-index="63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36"> :</text:span></text:p>
          <text:p text:style-name="P68"/>
          <text:p text:style-name="P54"><text:span text:style-name="T7"><draw:frame draw:style-name="fr2" draw:name="Object7" text:anchor-type="as-char" svg:y="-0.437cm" svg:width="5.969cm" svg:height="0.557cm" draw:z-index="29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7"><text:s text:c="2"/>avec <text:s/></text:span><text:span text:style-name="T7"><draw:frame draw:style-name="fr2" draw:name="Object8" text:anchor-type="as-char" svg:y="-0.386cm" svg:width="2.223cm" svg:height="0.758cm" draw:z-index="30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7">.</text:span></text:p>
          <text:p text:style-name="P70"/>
          <text:p text:style-name="P58"><text:span text:style-name="T13">On note</text:span><text:span text:style-name="T13"><draw:frame draw:style-name="fr2" draw:name="Object26" text:anchor-type="as-char" svg:y="-0.377cm" svg:width="0.506cm" svg:height="0.467cm" draw:z-index="80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3">sa courbe représentative dans un repère orthogonal.</text:span></text:p>
          <text:p text:style-name="P59"><text:span text:style-name="T13">On note</text:span><text:span text:style-name="T13"><draw:frame draw:style-name="fr2" draw:name="Object27" text:anchor-type="as-char" svg:y="-0.377cm" svg:width="0.482cm" svg:height="0.467cm" draw:z-index="81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5">l</text:span><text:span text:style-name="T13">a </text:span><text:span text:style-name="T15">tangente </text:span><text:span text:style-name="T8">à la courbe</text:span><text:span text:style-name="T8"><draw:frame draw:style-name="fr2" draw:name="Object28" text:anchor-type="as-char" svg:y="-0.377cm" svg:width="0.506cm" svg:height="0.467cm" draw:z-index="8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8">en son point d’abscisse 0</text:span><text:span text:style-name="T13">.</text:span></text:p>
          <text:p text:style-name="P56"><text:span text:style-name="T13">L</text:span><text:span text:style-name="T7">a position relative de</text:span><text:span text:style-name="T7"><draw:frame draw:style-name="fr2" draw:name="Object70" text:anchor-type="as-char" svg:y="-0.377cm" svg:width="0.506cm" svg:height="0.467cm" draw:z-index="32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7">et</text:span><text:span text:style-name="T7"><draw:frame draw:style-name="fr2" draw:name="Object71" text:anchor-type="as-char" svg:y="-0.377cm" svg:width="0.482cm" svg:height="0.467cm" draw:z-index="33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7">au voisinage d</text:span><text:span text:style-name="T13">u</text:span><text:span text:style-name="T7"> point </text:span><text:span text:style-name="T13">d’abscisse 0, pour</text:span><text:span text:style-name="T13"><draw:frame draw:style-name="fr2" draw:name="Object72" text:anchor-type="as-char" svg:y="-0.377cm" svg:width="0.432cm" svg:height="0.467cm" draw:z-index="34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3">positif est :</text:span></text:p>
          <text:p text:style-name="P55"><text:span text:style-name="T7">a)</text:span><text:span text:style-name="T12"><draw:frame draw:style-name="fr2" draw:name="Object73" text:anchor-type="as-char" svg:y="-0.377cm" svg:width="0.506cm" svg:height="0.467cm" draw:z-index="36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2">e</text:span><text:span text:style-name="T7">st au-dessous de</text:span><text:span text:style-name="T12"><draw:frame draw:style-name="fr2" draw:name="Object74" text:anchor-type="as-char" svg:y="-0.377cm" svg:width="0.482cm" svg:height="0.467cm" draw:z-index="38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
          <text:p text:style-name="P41"><text:span text:style-name="T34">b)</text:span><text:span text:style-name="T38"><draw:frame draw:style-name="fr2" draw:name="Object75" text:anchor-type="as-char" svg:y="-0.377cm" svg:width="0.506cm" svg:height="0.467cm" draw:z-index="41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38">e</text:span><text:span text:style-name="T34">s</text:span><text:span text:style-name="T38">t </text:span><text:span text:style-name="T34">au-dessus de</text:span><text:span text:style-name="T38"><draw:frame draw:style-name="fr2" draw:name="Object76" text:anchor-type="as-char" svg:y="-0.377cm" svg:width="0.482cm" svg:height="0.467cm" draw:z-index="44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p>
          <text:p text:style-name="P71"/>
        </text:list-item>
        <text:list-item>
          <text:p text:style-name="P26"><text:span text:style-name="T41">Soit</text:span><draw:frame draw:style-name="fr2" draw:name="Object103" text:anchor-type="as-char" svg:y="-0.377cm" svg:width="0.404cm" svg:height="0.467cm" draw:z-index="64"><draw:object xlink:href="./Object 103" xlink:type="simple" xlink:show="embed" xlink:actuate="onLoad"/><draw:image xlink:href="./ObjectReplacements/Object 103" xlink:type="simple" xlink:show="embed" xlink:actuate="onLoad"/><svg:desc>formula</svg:desc></draw:frame><text:span text:style-name="T41">la fonction </text:span>définie sur<draw:frame draw:style-name="fr2" draw:name="Object104" text:anchor-type="as-char" svg:y="-0.377cm" svg:width="1.545cm" svg:height="0.482cm" draw:z-index="65"><draw:object xlink:href="./Object 104" xlink:type="simple" xlink:show="embed" xlink:actuate="onLoad"/><draw:image xlink:href="./ObjectReplacements/Object 104" xlink:type="simple" xlink:show="embed" xlink:actuate="onLoad"/><svg:desc>formula</svg:desc></draw:frame>par :<draw:frame draw:style-name="fr2" draw:name="Object105" text:anchor-type="as-char" svg:y="-0.473cm" svg:width="3.895cm" svg:height="0.594cm" draw:z-index="66"><draw:object xlink:href="./Object 105" xlink:type="simple" xlink:show="embed" xlink:actuate="onLoad"/><draw:image xlink:href="./ObjectReplacements/Object 105" xlink:type="simple" xlink:show="embed" xlink:actuate="onLoad"/><svg:desc>formula</svg:desc></draw:frame>.</text:p>
          <text:p text:style-name="P29"><text:span text:style-name="T40">On note</text:span><text:span text:style-name="T40"><draw:frame draw:style-name="fr2" draw:name="Object102" text:anchor-type="as-char" svg:y="-0.377cm" svg:width="0.506cm" svg:height="0.467cm" draw:z-index="67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40">sa courbe représentative dans un repère orthogonal.</text:span></text:p>
          <text:p text:style-name="P73"/>
          <text:p text:style-name="P42"><text:span text:style-name="T34">Une primitive de la fonction</text:span><text:span text:style-name="T34"><draw:frame draw:style-name="fr2" draw:name="Object5" text:anchor-type="as-char" svg:y="-0.377cm" svg:width="0.404cm" svg:height="0.467cm" draw:z-index="6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9">sur</text:span><text:span text:style-name="T39"><draw:frame draw:style-name="fr2" draw:name="Object98" text:anchor-type="as-char" svg:y="-0.377cm" svg:width="1.545cm" svg:height="0.482cm" draw:z-index="70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34">est :</text:span></text:p>
          <text:p text:style-name="P42"><text:span text:style-name="T34">a)</text:span><text:span text:style-name="T34"><draw:frame draw:style-name="fr2" draw:name="Object100" text:anchor-type="as-char" svg:y="-0.473cm" svg:width="3.427cm" svg:height="0.594cm" draw:z-index="71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p>
          <text:p text:style-name="P42"><text:span text:style-name="T34">b)</text:span><text:span text:style-name="T34"><draw:frame draw:style-name="fr2" draw:name="Object101" text:anchor-type="as-char" svg:y="-0.437cm" svg:width="3.126cm" svg:height="0.557cm" draw:z-index="72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p>
          <text:p text:style-name="P42"><text:span text:style-name="T34">c)</text:span><text:span text:style-name="T34"><draw:frame draw:style-name="fr2" draw:name="Object99" text:anchor-type="as-char" svg:y="-0.473cm" svg:width="3.201cm" svg:height="0.594cm" draw:z-index="74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p>
          <text:p text:style-name="P74"/>
        </text:list-item>
        <text:list-item>
          <text:p text:style-name="P36"><text:span text:style-name="T13">Soit</text:span><text:span text:style-name="T13"><draw:frame draw:style-name="fr2" draw:name="Object20" text:anchor-type="as-char" svg:y="-0.377cm" svg:width="0.506cm" svg:height="0.467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3">la fonction définie sur</text:span><text:span text:style-name="T13"><draw:frame draw:style-name="fr2" draw:name="Object21" text:anchor-type="as-char" svg:y="-0.377cm" svg:width="1.545cm" svg:height="0.482cm" draw:z-index="35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3">par :</text:span><text:span text:style-name="T13"><draw:frame draw:style-name="fr2" draw:name="Object77" text:anchor-type="as-char" svg:y="-0.473cm" svg:width="3.201cm" svg:height="0.594cm" draw:z-index="40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13">.</text:span></text:p>
          <text:p text:style-name="P44"/>
          <text:p text:style-name="P32"><text:span text:style-name="T7"><draw:frame draw:style-name="fr2" draw:name="Object1" text:anchor-type="as-char" svg:y="-0.386cm" svg:width="1.886cm" svg:height="0.758cm" draw:z-index="5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9">est égal à :</text:span></text:p>
          <text:p text:style-name="P32"><text:span text:style-name="T7">a</text:span><text:span text:style-name="T9">)</text:span><text:span text:style-name="T9"><draw:frame draw:style-name="fr2" draw:name="Object3" text:anchor-type="as-char" svg:y="-0.245cm" svg:width="0.79cm" svg:height="0.245cm" draw:z-index="58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9"><text:tab/></text:span></text:p>
          <text:p text:style-name="P32"><text:span text:style-name="T9">b)</text:span><text:span text:style-name="T9"><draw:frame draw:style-name="fr2" draw:name="Object4" text:anchor-type="as-char" svg:y="-0.377cm" svg:width="0.411cm" svg:height="0.467cm" draw:z-index="59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  <text:p text:style-name="P32"><text:span text:style-name="T9">c)</text:span><text:span text:style-name="T9"><draw:frame draw:style-name="fr2" draw:name="Object24" text:anchor-type="as-char" svg:y="-0.377cm" svg:width="0.422cm" svg:height="0.467cm" draw:z-index="75"><draw:object xlink:href="./Object 24" xlink:type="simple" xlink:show="embed" xlink:actuate="onLoad"/><draw:image xlink:href="./ObjectReplacements/Object 24" xlink:type="simple" xlink:show="embed" xlink:actuate="onLoad"/></draw:frame></text:span></text:p>
        </text:list-item>
      </text:list>
      <text:p text:style-name="P6"/>
      <text:list xml:id="list105948234085218" text:continue-numbering="true" text:style-name="L1">
        <text:list-item>
          <text:p text:style-name="P27"><text:span text:style-name="T41">Soit</text:span><draw:frame draw:style-name="fr2" draw:name="Object10" text:anchor-type="as-char" svg:y="-0.377cm" svg:width="0.404cm" svg:height="0.467cm" draw:z-index="76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41">la fonction </text:span>définie sur<draw:frame draw:style-name="fr2" draw:name="Object11" text:anchor-type="as-char" svg:y="-0.377cm" svg:width="1.545cm" svg:height="0.482cm" draw:z-index="77"><draw:object xlink:href="./Object 21" xlink:type="simple" xlink:show="embed" xlink:actuate="onLoad"/><draw:image xlink:href="./ObjectReplacements/Object 21" xlink:type="simple" xlink:show="embed" xlink:actuate="onLoad"/><svg:desc>formula</svg:desc></draw:frame>par :<draw:frame draw:style-name="fr2" draw:name="Object22" text:anchor-type="as-char" svg:y="-0.473cm" svg:width="3.895cm" svg:height="0.594cm" draw:z-index="78"><draw:object xlink:href="./Object 22" xlink:type="simple" xlink:show="embed" xlink:actuate="onLoad"/><draw:image xlink:href="./ObjectReplacements/Object 22" xlink:type="simple" xlink:show="embed" xlink:actuate="onLoad"/><svg:desc>formula</svg:desc></draw:frame>.</text:p>
          <text:p text:style-name="P57"><text:span text:style-name="T10">On note</text:span><text:span text:style-name="T10"><draw:frame draw:style-name="fr2" draw:name="Object9" text:anchor-type="as-char" svg:y="-0.377cm" svg:width="0.506cm" svg:height="0.467cm" draw:z-index="69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0">sa courbe représentative dans un repère orthogonal.</text:span></text:p>
          <text:p text:style-name="P72"/>
          <text:p text:style-name="P60"><text:span text:style-name="T7">L’intégrale</text:span><text:span text:style-name="T7"><draw:frame draw:style-name="fr2" draw:name="Object23" text:anchor-type="as-char" svg:y="-0.743cm" svg:width="2.364cm" svg:height="1.198cm" draw:z-index="73"><draw:object xlink:href="./Object 23" xlink:type="simple" xlink:show="embed" xlink:actuate="onLoad"/><draw:image xlink:href="./ObjectReplacements/Object 23" xlink:type="simple" xlink:show="embed" xlink:actuate="onLoad"/></draw:frame></text:span><text:span text:style-name="T7">arrondie à 10</text:span><text:span text:style-name="T32">-2</text:span><text:span text:style-name="T17"> est :</text:span></text:p>
          <text:p text:style-name="P60"><text:span text:style-name="T17">a) </text:span><text:span text:style-name="T18">0,86</text:span></text:p>
          <text:p text:style-name="P60"><text:span text:style-name="T17">b) </text:span><text:span text:style-name="T18">0,88</text:span></text:p>
          <text:p text:style-name="P60"><text:span text:style-name="T17">c) </text:span><text:span text:style-name="T18">0,87</text:span></text:p>
          <text:p text:style-name="P75"/>
          <text:p text:style-name="P76"><text:soft-page-break/></text:p>
        </text:list-item>
        <text:list-item>
          <text:p text:style-name="P61"><text:span text:style-name="T20">U</text:span><text:span text:style-name="T19">ne unité de production effectue le réglage d’une machine destinée à fabriquer des axes de moteurs électriques. Un échantillon de 100 axes est prélevé lors des premiers jours de production, leurs longueurs étant mesurées (en mm), on obtient le tableau suivant.</text:span></text:p>
          <text:p text:style-name="P79"/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11">Longueur des axes (en mm)</text:p>
          </table:table-cell>
          <table:table-cell table:style-name="Table6.A1" office:value-type="string">
            <text:p text:style-name="P12">[ 89,7 ; 89,8 [</text:p>
          </table:table-cell>
          <table:table-cell table:style-name="Table6.A1" office:value-type="string">
            <text:p text:style-name="P12">[ 89,8 ; 89,9 [</text:p>
          </table:table-cell>
          <table:table-cell table:style-name="Table6.A1" office:value-type="string">
            <text:p text:style-name="P12">[ 89,9 ; 90,0 [</text:p>
          </table:table-cell>
          <table:table-cell table:style-name="Table6.A1" office:value-type="string">
            <text:p text:style-name="P12">[ 90,0 ; 90,1 [</text:p>
          </table:table-cell>
          <table:table-cell table:style-name="Table6.A1" office:value-type="string">
            <text:p text:style-name="P12">[ 90,1 ; 90,2 [</text:p>
          </table:table-cell>
          <table:table-cell table:style-name="Table6.G1" office:value-type="string">
            <text:p text:style-name="P12">[ 90,2 ; 90,3 [</text:p>
          </table:table-cell>
        </table:table-row>
        <table:table-row>
          <table:table-cell table:style-name="Table6.A2" office:value-type="string">
            <text:p text:style-name="P11">Nombre d’axes</text:p>
          </table:table-cell>
          <table:table-cell table:style-name="Table6.A2" office:value-type="string">
            <text:p text:style-name="P12">3</text:p>
          </table:table-cell>
          <table:table-cell table:style-name="Table6.A2" office:value-type="string">
            <text:p text:style-name="P12">14</text:p>
          </table:table-cell>
          <table:table-cell table:style-name="Table6.A2" office:value-type="string">
            <text:p text:style-name="P12">36</text:p>
          </table:table-cell>
          <table:table-cell table:style-name="Table6.A2" office:value-type="string">
            <text:p text:style-name="P12">33</text:p>
          </table:table-cell>
          <table:table-cell table:style-name="Table6.A2" office:value-type="string">
            <text:p text:style-name="P12">13</text:p>
          </table:table-cell>
          <table:table-cell table:style-name="Table6.G2" office:value-type="string">
            <text:p text:style-name="P12">1</text:p>
          </table:table-cell>
        </table:table-row>
      </table:table>
      <text:list xml:id="list105946907135787" text:continue-numbering="true" text:style-name="L1">
        <text:list-header>
          <text:p text:style-name="P77"/>
        </text:list-header>
      </text:list>
      <text:list xml:id="list3498799592" text:style-name="L2">
        <text:list-header>
          <text:p text:style-name="P62"><text:span text:style-name="T19">En faisant l’hypothèse que, pour chaque classe, les valeurs observées sont égales à celle du centre de la classe, une valeur approchée de la moyenne (à 10</text:span><text:span text:style-name="T33">-3</text:span><text:span text:style-name="T19"> mm près) </text:span><text:span text:style-name="T21">des longueurs des axes de l’échantillon </text:span><text:span text:style-name="T22">est :</text:span></text:p>
          <text:p text:style-name="P63"><text:span text:style-name="T19">a) </text:span><text:span text:style-name="T23">16,665</text:span></text:p>
          <text:p text:style-name="P63"><text:span text:style-name="T19">b) </text:span><text:span text:style-name="T23">89,992</text:span></text:p>
          <text:p text:style-name="P64"><text:span text:style-name="T19">c) </text:span><text:span text:style-name="T23">90,001</text:span></text:p>
          <text:p text:style-name="P64"><text:span text:style-name="T23"/></text:p>
        </text:list-header>
        <text:list-item>
          <text:p text:style-name="P64"><text:span text:style-name="T20">U</text:span><text:span text:style-name="T24">ne unité de production effectue le réglage d’une machine destinée à fabriquer des axes de moteurs électriques. Un échantillon de 100 axes est prélevé lors des premiers jours de production, leurs longueurs étant mesurées (en mm), on obtient le tableau suivant.</text:span></text:p>
          <text:p text:style-name="P80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1">Longueur des axes (en mm)</text:p>
          </table:table-cell>
          <table:table-cell table:style-name="Table1.A1" office:value-type="string">
            <text:p text:style-name="P12">[ 89,7 ; 89,8 [</text:p>
          </table:table-cell>
          <table:table-cell table:style-name="Table1.A1" office:value-type="string">
            <text:p text:style-name="P12">[ 89,8 ; 89,9 [</text:p>
          </table:table-cell>
          <table:table-cell table:style-name="Table1.A1" office:value-type="string">
            <text:p text:style-name="P12">[ 89,9 ; 90,0 [</text:p>
          </table:table-cell>
          <table:table-cell table:style-name="Table1.A1" office:value-type="string">
            <text:p text:style-name="P12">[ 90,0 ; 90,1 [</text:p>
          </table:table-cell>
          <table:table-cell table:style-name="Table1.A1" office:value-type="string">
            <text:p text:style-name="P12">[ 90,1 ; 90,2 [</text:p>
          </table:table-cell>
          <table:table-cell table:style-name="Table1.G1" office:value-type="string">
            <text:p text:style-name="P12">[ 90,2 ; 90,3 [</text:p>
          </table:table-cell>
        </table:table-row>
        <table:table-row>
          <table:table-cell table:style-name="Table1.A2" office:value-type="string">
            <text:p text:style-name="P11">Nombre d’axes</text:p>
          </table:table-cell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14</text:p>
          </table:table-cell>
          <table:table-cell table:style-name="Table1.A2" office:value-type="string">
            <text:p text:style-name="P12">36</text:p>
          </table:table-cell>
          <table:table-cell table:style-name="Table1.A2" office:value-type="string">
            <text:p text:style-name="P12">33</text:p>
          </table:table-cell>
          <table:table-cell table:style-name="Table1.A2" office:value-type="string">
            <text:p text:style-name="P12">13</text:p>
          </table:table-cell>
          <table:table-cell table:style-name="Table1.G2" office:value-type="string">
            <text:p text:style-name="P12">1</text:p>
          </table:table-cell>
        </table:table-row>
      </table:table>
      <text:list xml:id="list105946692690451" text:continue-numbering="true" text:style-name="L2">
        <text:list-header>
          <text:p text:style-name="P78"/>
          <text:p text:style-name="P62"><text:span text:style-name="T19">En faisant l’hypothèse que, pour chaque classe, les valeurs observées sont égales à celle du centre de la classe, une valeur approchée de </text:span><text:span text:style-name="T22">l’écart type</text:span><text:span text:style-name="T19"> (à 10</text:span><text:span text:style-name="T33">-3</text:span><text:span text:style-name="T19"> mm près) </text:span><text:span text:style-name="T21">des longueurs des axes de l’échantillon </text:span><text:span text:style-name="T22">est :</text:span></text:p>
          <text:p text:style-name="P63"><text:span text:style-name="T19">a) </text:span><text:span text:style-name="T23">13,500</text:span></text:p>
          <text:p text:style-name="P63"><text:span text:style-name="T19">b) </text:span><text:span text:style-name="T23">0,011</text:span></text:p>
          <text:p text:style-name="P63"><text:span text:style-name="T19">c) </text:span><text:span text:style-name="T23">0,101</text:span></text:p>
        </text:list-header>
      </text:list>
      <text:p text:style-name="P8"/>
      <text:p text:style-name="P8"/>
      <text:list xml:id="list105946769482347" text:continue-list="list105946907135787" text:style-name="L1">
        <text:list-item>
          <text:p text:style-name="P81">Anna a créé un site web. Le tableau ci-dessous présente l’évolution du nombre hebdomadaire de visiteurs <text:span text:style-name="T47">du site </text:span>au cours des huit premières semaines suivant sa création.</text:p>
          <text:p text:style-name="P90"/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D"/>
        <table:table-column table:style-name="Table3.H"/>
        <table:table-column table:style-name="Table3.I"/>
        <table:table-row>
          <table:table-cell table:style-name="Table3.A1" office:value-type="string">
            <text:p text:style-name="P14">Rang de la semaine <text:span text:style-name="T42">x</text:span><text:span text:style-name="T45">i</text:span></text:p>
          </table:table-cell>
          <table:table-cell table:style-name="Table3.A1" office:value-type="string">
            <text:p text:style-name="P17">1</text:p>
          </table:table-cell>
          <table:table-cell table:style-name="Table3.A1" office:value-type="string">
            <text:p text:style-name="P17">2</text:p>
          </table:table-cell>
          <table:table-cell table:style-name="Table3.A1" office:value-type="string">
            <text:p text:style-name="P17">3</text:p>
          </table:table-cell>
          <table:table-cell table:style-name="Table3.A1" office:value-type="string">
            <text:p text:style-name="P17">4</text:p>
          </table:table-cell>
          <table:table-cell table:style-name="Table3.A1" office:value-type="string">
            <text:p text:style-name="P17">5</text:p>
          </table:table-cell>
          <table:table-cell table:style-name="Table3.A1" office:value-type="string">
            <text:p text:style-name="P17">6</text:p>
          </table:table-cell>
          <table:table-cell table:style-name="Table3.A1" office:value-type="string">
            <text:p text:style-name="P17">7</text:p>
          </table:table-cell>
          <table:table-cell table:style-name="Table3.I1" office:value-type="string">
            <text:p text:style-name="P17">8</text:p>
          </table:table-cell>
        </table:table-row>
        <table:table-row>
          <table:table-cell table:style-name="Table3.A2" office:value-type="string">
            <text:p text:style-name="P14">Nombre de visiteurs <text:span text:style-name="T42">y</text:span><text:span text:style-name="T45">i</text:span></text:p>
          </table:table-cell>
          <table:table-cell table:style-name="Table3.A2" office:value-type="string">
            <text:p text:style-name="P17">205</text:p>
          </table:table-cell>
          <table:table-cell table:style-name="Table3.A2" office:value-type="string">
            <text:p text:style-name="P17">252</text:p>
          </table:table-cell>
          <table:table-cell table:style-name="Table3.A2" office:value-type="string">
            <text:p text:style-name="P17">327</text:p>
          </table:table-cell>
          <table:table-cell table:style-name="Table3.A2" office:value-type="string">
            <text:p text:style-name="P17">349</text:p>
          </table:table-cell>
          <table:table-cell table:style-name="Table3.A2" office:value-type="string">
            <text:p text:style-name="P17">412</text:p>
          </table:table-cell>
          <table:table-cell table:style-name="Table3.A2" office:value-type="string">
            <text:p text:style-name="P17">423</text:p>
          </table:table-cell>
          <table:table-cell table:style-name="Table3.A2" office:value-type="string">
            <text:p text:style-name="P17">441</text:p>
          </table:table-cell>
          <table:table-cell table:style-name="Table3.I2" office:value-type="string">
            <text:p text:style-name="P17">472</text:p>
          </table:table-cell>
        </table:table-row>
        <table:table-row>
          <table:table-cell table:style-name="Table3.A2" office:value-type="string">
            <text:p text:style-name="P20">z<text:span text:style-name="T44">i</text:span><text:span text:style-name="T16">=ln(</text:span><text:span text:style-name="T30">x</text:span><text:span text:style-name="T44">i</text:span><text:span text:style-name="T16">)</text:span>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0,693</text:p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7">1,386</text:p>
          </table:table-cell>
          <table:table-cell table:style-name="Table3.A2" office:value-type="string">
            <text:p text:style-name="P17">1,609</text:p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7">1,946</text:p>
          </table:table-cell>
          <table:table-cell table:style-name="Table3.I2" office:value-type="string">
            <text:p text:style-name="P17">2,079</text:p>
          </table:table-cell>
        </table:table-row>
      </table:table>
      <text:list xml:id="list105947682737085" text:continue-numbering="true" text:style-name="L1">
        <text:list-header>
          <text:p text:style-name="P93"/>
          <text:p text:style-name="P84">Les valeurs manquantes <text:span text:style-name="T42">z</text:span><text:span text:style-name="T46">3</text:span> et <text:span text:style-name="T42">z</text:span><text:span text:style-name="T46">6</text:span> (à 10<text:span text:style-name="T31">-3</text:span> <text:span text:style-name="T48">près</text:span>) <text:span text:style-name="T48">sont :</text:span></text:p>
          <text:p text:style-name="P85">a) <text:s/><text:span text:style-name="T43">z</text:span><text:span text:style-name="T45">3</text:span> = 1,098 <text:s text:c="3"/>et <text:s text:c="3"/><text:span text:style-name="T43">z</text:span><text:span text:style-name="T45">6</text:span> = 1,792</text:p>
          <text:p text:style-name="P85">b) <text:s/><text:span text:style-name="T43">z</text:span><text:span text:style-name="T45">3</text:span> = 1,099 <text:s text:c="3"/>et <text:s text:c="3"/><text:span text:style-name="T43">z</text:span><text:span text:style-name="T45">6</text:span> = 1,791</text:p>
          <text:p text:style-name="P85">c) <text:s/><text:span text:style-name="T43">z</text:span><text:span text:style-name="T45">3</text:span> = 1,099 <text:s text:c="3"/>et <text:s text:c="3"/><text:span text:style-name="T43">z</text:span><text:span text:style-name="T45">6</text:span> = 1,792</text:p>
          <text:p text:style-name="P86"/>
        </text:list-header>
        <text:list-item>
          <text:p text:style-name="P82"><text:soft-page-break/>Anna a créé un site web. Le tableau ci-dessous présente l’évolution du nombre hebdomadaire de visiteurs <text:span text:style-name="T47">du site </text:span>au cours des huit premières semaines suivant sa création.</text:p>
          <text:p text:style-name="P91"/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D"/>
        <table:table-column table:style-name="Table4.H"/>
        <table:table-column table:style-name="Table4.I"/>
        <table:table-row>
          <table:table-cell table:style-name="Table4.A1" office:value-type="string">
            <text:p text:style-name="P15">Rang de la semaine <text:span text:style-name="T42">x</text:span><text:span text:style-name="T45">i</text:span></text:p>
          </table:table-cell>
          <table:table-cell table:style-name="Table4.A1" office:value-type="string">
            <text:p text:style-name="P18">1</text:p>
          </table:table-cell>
          <table:table-cell table:style-name="Table4.A1" office:value-type="string">
            <text:p text:style-name="P18">2</text:p>
          </table:table-cell>
          <table:table-cell table:style-name="Table4.A1" office:value-type="string">
            <text:p text:style-name="P18">3</text:p>
          </table:table-cell>
          <table:table-cell table:style-name="Table4.A1" office:value-type="string">
            <text:p text:style-name="P18">4</text:p>
          </table:table-cell>
          <table:table-cell table:style-name="Table4.A1" office:value-type="string">
            <text:p text:style-name="P18">5</text:p>
          </table:table-cell>
          <table:table-cell table:style-name="Table4.A1" office:value-type="string">
            <text:p text:style-name="P18">6</text:p>
          </table:table-cell>
          <table:table-cell table:style-name="Table4.A1" office:value-type="string">
            <text:p text:style-name="P18">7</text:p>
          </table:table-cell>
          <table:table-cell table:style-name="Table4.I1" office:value-type="string">
            <text:p text:style-name="P18">8</text:p>
          </table:table-cell>
        </table:table-row>
        <table:table-row>
          <table:table-cell table:style-name="Table4.A2" office:value-type="string">
            <text:p text:style-name="P15">Nombre de visiteurs <text:span text:style-name="T42">y</text:span><text:span text:style-name="T45">i</text:span></text:p>
          </table:table-cell>
          <table:table-cell table:style-name="Table4.A2" office:value-type="string">
            <text:p text:style-name="P18">205</text:p>
          </table:table-cell>
          <table:table-cell table:style-name="Table4.A2" office:value-type="string">
            <text:p text:style-name="P18">252</text:p>
          </table:table-cell>
          <table:table-cell table:style-name="Table4.A2" office:value-type="string">
            <text:p text:style-name="P18">327</text:p>
          </table:table-cell>
          <table:table-cell table:style-name="Table4.A2" office:value-type="string">
            <text:p text:style-name="P18">349</text:p>
          </table:table-cell>
          <table:table-cell table:style-name="Table4.A2" office:value-type="string">
            <text:p text:style-name="P18">412</text:p>
          </table:table-cell>
          <table:table-cell table:style-name="Table4.A2" office:value-type="string">
            <text:p text:style-name="P18">423</text:p>
          </table:table-cell>
          <table:table-cell table:style-name="Table4.A2" office:value-type="string">
            <text:p text:style-name="P18">441</text:p>
          </table:table-cell>
          <table:table-cell table:style-name="Table4.I2" office:value-type="string">
            <text:p text:style-name="P18">472</text:p>
          </table:table-cell>
        </table:table-row>
        <table:table-row>
          <table:table-cell table:style-name="Table4.A2" office:value-type="string">
            <text:p text:style-name="P21">z<text:span text:style-name="T44">i</text:span><text:span text:style-name="T16">=ln(</text:span><text:span text:style-name="T30">x</text:span><text:span text:style-name="T44">i</text:span><text:span text:style-name="T16">)</text:span></text:p>
          </table:table-cell>
          <table:table-cell table:style-name="Table4.A2" office:value-type="string">
            <text:p text:style-name="P18">0</text:p>
          </table:table-cell>
          <table:table-cell table:style-name="Table4.A2" office:value-type="string">
            <text:p text:style-name="P18">0,693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18">1,386</text:p>
          </table:table-cell>
          <table:table-cell table:style-name="Table4.A2" office:value-type="string">
            <text:p text:style-name="P18">1,609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18">1,946</text:p>
          </table:table-cell>
          <table:table-cell table:style-name="Table4.I2" office:value-type="string">
            <text:p text:style-name="P18">2,079</text:p>
          </table:table-cell>
        </table:table-row>
      </table:table>
      <text:list xml:id="list105947313526794" text:continue-numbering="true" text:style-name="L1">
        <text:list-header>
          <text:p text:style-name="P94"/>
          <text:p text:style-name="P87">Déterminer l’équation <text:span text:style-name="T42">y=ax+b</text:span> de la droite d’ajustement affine de <text:span text:style-name="T42">y</text:span> en <text:span text:style-name="T42">x, </text:span>par la méthode des moindres carrés. Les coefficients <text:span text:style-name="T42">a</text:span> et <text:span text:style-name="T42">b</text:span> (arrondis à l’entier le plus proche) sont :</text:p>
          <text:p text:style-name="P88">a)<text:span text:style-name="T42"> <text:s/>a </text:span>= 38<text:span text:style-name="T42"> <text:s text:c="5"/></text:span>et<text:span text:style-name="T42"> <text:s text:c="3"/>b </text:span>= 191</text:p>
          <text:p text:style-name="P88">b)<text:span text:style-name="T42"> <text:s/>a </text:span>= 133<text:span text:style-name="T42"> <text:s text:c="3"/></text:span>et<text:span text:style-name="T42"> <text:s text:c="3"/>b </text:span>= 184</text:p>
          <text:p text:style-name="P88">c)<text:span text:style-name="T42"> <text:s/>a </text:span>= 37<text:span text:style-name="T42"> <text:s text:c="5"/></text:span>et<text:span text:style-name="T42"> <text:s text:c="3"/>b </text:span>= 190</text:p>
          <text:p text:style-name="P89"/>
        </text:list-header>
        <text:list-item>
          <text:p text:style-name="P83">Anna a créé un site web. Le tableau ci-dessous présente l’évolution du nombre hebdomadaire de visiteurs <text:span text:style-name="T47">du site </text:span>au cours des huit premières semaines suivant sa création.</text:p>
          <text:p text:style-name="P92"/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D"/>
        <table:table-column table:style-name="Table5.H"/>
        <table:table-column table:style-name="Table5.I"/>
        <table:table-row>
          <table:table-cell table:style-name="Table5.A1" office:value-type="string">
            <text:p text:style-name="P16">Rang de la semaine <text:span text:style-name="T42">x</text:span><text:span text:style-name="T45">i</text:span></text:p>
          </table:table-cell>
          <table:table-cell table:style-name="Table5.A1" office:value-type="string">
            <text:p text:style-name="P19">1</text:p>
          </table:table-cell>
          <table:table-cell table:style-name="Table5.A1" office:value-type="string">
            <text:p text:style-name="P19">2</text:p>
          </table:table-cell>
          <table:table-cell table:style-name="Table5.A1" office:value-type="string">
            <text:p text:style-name="P19">3</text:p>
          </table:table-cell>
          <table:table-cell table:style-name="Table5.A1" office:value-type="string">
            <text:p text:style-name="P19">4</text:p>
          </table:table-cell>
          <table:table-cell table:style-name="Table5.A1" office:value-type="string">
            <text:p text:style-name="P19">5</text:p>
          </table:table-cell>
          <table:table-cell table:style-name="Table5.A1" office:value-type="string">
            <text:p text:style-name="P19">6</text:p>
          </table:table-cell>
          <table:table-cell table:style-name="Table5.A1" office:value-type="string">
            <text:p text:style-name="P19">7</text:p>
          </table:table-cell>
          <table:table-cell table:style-name="Table5.I1" office:value-type="string">
            <text:p text:style-name="P19">8</text:p>
          </table:table-cell>
        </table:table-row>
        <table:table-row>
          <table:table-cell table:style-name="Table5.A2" office:value-type="string">
            <text:p text:style-name="P16">Nombre de visiteurs <text:span text:style-name="T42">y</text:span><text:span text:style-name="T45">i</text:span></text:p>
          </table:table-cell>
          <table:table-cell table:style-name="Table5.A2" office:value-type="string">
            <text:p text:style-name="P19">205</text:p>
          </table:table-cell>
          <table:table-cell table:style-name="Table5.A2" office:value-type="string">
            <text:p text:style-name="P19">252</text:p>
          </table:table-cell>
          <table:table-cell table:style-name="Table5.A2" office:value-type="string">
            <text:p text:style-name="P19">327</text:p>
          </table:table-cell>
          <table:table-cell table:style-name="Table5.A2" office:value-type="string">
            <text:p text:style-name="P19">349</text:p>
          </table:table-cell>
          <table:table-cell table:style-name="Table5.A2" office:value-type="string">
            <text:p text:style-name="P19">412</text:p>
          </table:table-cell>
          <table:table-cell table:style-name="Table5.A2" office:value-type="string">
            <text:p text:style-name="P19">423</text:p>
          </table:table-cell>
          <table:table-cell table:style-name="Table5.A2" office:value-type="string">
            <text:p text:style-name="P19">441</text:p>
          </table:table-cell>
          <table:table-cell table:style-name="Table5.I2" office:value-type="string">
            <text:p text:style-name="P19">472</text:p>
          </table:table-cell>
        </table:table-row>
        <table:table-row>
          <table:table-cell table:style-name="Table5.A2" office:value-type="string">
            <text:p text:style-name="P22">z<text:span text:style-name="T44">i</text:span><text:span text:style-name="T16">=ln(</text:span><text:span text:style-name="T30">x</text:span><text:span text:style-name="T44">i</text:span><text:span text:style-name="T16">)</text:span></text:p>
          </table:table-cell>
          <table:table-cell table:style-name="Table5.A2" office:value-type="string">
            <text:p text:style-name="P19">0</text:p>
          </table:table-cell>
          <table:table-cell table:style-name="Table5.A2" office:value-type="string">
            <text:p text:style-name="P19">0,693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19">1,386</text:p>
          </table:table-cell>
          <table:table-cell table:style-name="Table5.A2" office:value-type="string">
            <text:p text:style-name="P19">1,609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19">1,946</text:p>
          </table:table-cell>
          <table:table-cell table:style-name="Table5.I2" office:value-type="string">
            <text:p text:style-name="P19">2,079</text:p>
          </table:table-cell>
        </table:table-row>
      </table:table>
      <text:list xml:id="list105948532077254" text:continue-numbering="true" text:style-name="L1">
        <text:list-header>
          <text:p text:style-name="P95"/>
          <text:p text:style-name="P89">On admet que l’équation de la droite d’ajustement affine de <text:span text:style-name="T42">y</text:span> en <text:span text:style-name="T42">z</text:span> est <text:span text:style-name="T42">y</text:span>=133<text:span text:style-name="T42">z</text:span>+184. En utilisant ce résultat, <text:span text:style-name="T49">le rang de la semaine au cours de laquelle le nombre de visiteurs dépassera 600 est :</text:span></text:p>
          <text:p text:style-name="P89">a) 2<text:span text:style-name="T49">2</text:span></text:p>
          <text:p text:style-name="P89">b) <text:span text:style-name="T49">23</text:span></text:p>
          <text:p text:style-name="P89">c) <text:span text:style-name="T49">22,8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Ubuntu" svg:font-family="Ubuntu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04dd753" style:font-weight-asian="bold"/>
    </style:style>
    <style:style style:name="MT4" style:family="text">
      <style:text-properties fo:font-weight="bold" officeooo:rsid="002a5739" style:font-weight-asian="bold"/>
    </style:style>
    <style:style style:name="MT5" style:family="text">
      <style:text-properties fo:font-weight="bold" officeooo:rsid="000bb938" style:font-weight-asian="bold"/>
    </style:style>
    <style:style style:name="MT6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5"><draw:image xlink:href="Pictures/100000000000017700000071E36441DA44FAE149.jpg" xlink:type="simple" xlink:show="embed" xlink:actuate="onLoad" loext:mime-type="image/jpeg"/></draw:frame></text:span><text:span text:style-name="MT1"><text:s text:c="4"/></text:span><text:tab/><text:span text:style-name="MT2">Classe : </text:span><text:span text:style-name="MT3">TU/TS1</text:span></text:p>
        <text:p text:style-name="MP1"><text:span text:style-name="MT2"><text:tab/>Date : </text:span><text:span text:style-name="MT4">Ju</text:span><text:span text:style-name="MT3">lliet</text:span><text:span text:style-name="MT4"> </text:span><text:span text:style-name="MT5">2020</text:span></text:p>
      </style:header>
      <style:footer>
        <text:p text:style-name="MP2"><text:tab/><text:tab/><text:span text:style-name="Page_20_Number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7:41:00</meta:creation-date>
    <dc:date>2020-06-19T10:59:46.373483742</dc:date>
    <meta:print-date>2013-10-04T16:12:00</meta:print-date>
    <meta:editing-cycles>64</meta:editing-cycles>
    <meta:editing-duration>PT5H32M59S</meta:editing-duration>
    <meta:generator>LibreOffice/6.0.7.3$Linux_X86_64 LibreOffice_project/00m0$Build-3</meta:generator>
    <meta:document-statistic meta:table-count="5" meta:image-count="1" meta:object-count="79" meta:page-count="4" meta:paragraph-count="195" meta:word-count="857" meta:character-count="4395" meta:non-whitespace-character-count="3680"/>
  </office:meta>
</office:document-meta>
</file>

<file path=Object 1/content.xml><?xml version="1.0" encoding="utf-8"?>
<math xmlns="http://www.w3.org/1998/Math/MathML" display="block">
  <semantics>
    <mi>C</mi>
    <annotation encoding="StarMath 5.0">C</annotation>
  </semantics>
</math>
</file>

<file path=Object 10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

<file path=Object 10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,25</mn>
      </mrow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( x ) = 0,25func e^{-0,125x^2}</annotation>
  </semantics>
</math>
</file>

<file path=Object 10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n>1</mn>
          <mo stretchy="false">−</mo>
          <msup>
            <mi mathvariant="normal">e</mi>
            <mrow>
              <mrow>
                <mo stretchy="false">−</mo>
                <mn>0,125</mn>
              </mrow>
              <mi>x</mi>
            </mrow>
          </msup>
        </mrow>
      </mrow>
    </mrow>
    <annotation encoding="StarMath 5.0">F( x ) = 1-func e^{-0,125x}</annotation>
  </semantics>
</math>
</file>

<file path=Object 102/content.xml><?xml version="1.0" encoding="utf-8"?>
<math xmlns="http://www.w3.org/1998/Math/MathML" display="block">
  <semantics>
    <mi>C</mi>
    <annotation encoding="StarMath 5.0">C</annotation>
  </semantics>
</math>
</file>

<file path=Object 103/content.xml><?xml version="1.0" encoding="utf-8"?>
<math xmlns="http://www.w3.org/1998/Math/MathML" display="block">
  <semantics>
    <mi>f</mi>
    <annotation encoding="StarMath 5.0">f</annotation>
  </semantics>
</math>
</file>

<file path=Object 104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 infinity \[ </annotation>
  </semantics>
</math>
</file>

<file path=Object 10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0,25</mn>
              <mi>x</mi>
            </mrow>
          </mrow>
          <mo fence="true" stretchy="false">)</mo>
        </mrow>
      </mrow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( x ) = (0,25 x) func e^{-0,125x^2}</annotation>
  </semantics>
</math>
</file>

<file path=Object 11/content.xml><?xml version="1.0" encoding="utf-8"?>
<math xmlns="http://www.w3.org/1998/Math/MathML" display="block">
  <semantics>
    <mi>f</mi>
    <annotation encoding="StarMath 5.0">f</annotation>
  </semantics>
</math>
</file>

<file path=Object 12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n>0,0625</mn>
      </mrow>
      <mrow>
        <mo fence="true" stretchy="false">(</mo>
        <mrow>
          <mrow>
            <mn>2</mn>
            <mo stretchy="false">+</mo>
            <mi>x</mi>
          </mrow>
        </mrow>
        <mo fence="true" stretchy="false">)</mo>
      </mrow>
      <mrow>
        <mo fence="true" stretchy="false">(</mo>
        <mrow>
          <mrow>
            <mn>2</mn>
            <mo stretchy="false">−</mo>
            <mi>x</mi>
          </mrow>
        </mrow>
        <mo fence="true" stretchy="false">)</mo>
      </mrow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'( x ) = 0,0625 ( 2+x )( 2-x)func e^{-0,125x^2} </annotation>
  </semantics>
</math>
</file>

<file path=Object 13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n>0,0625</mn>
      </mrow>
      <msup>
        <mrow>
          <mo fence="true" stretchy="false">(</mo>
          <mrow>
            <mrow>
              <mn>2</mn>
              <mo stretchy="false">+</mo>
              <mi>x</mi>
            </mrow>
          </mrow>
          <mo fence="true" stretchy="false">)</mo>
        </mrow>
        <mn>2</mn>
      </msup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'( x ) = 0,0625 ( 2+x )^2func e^{-0,125x^2} </annotation>
  </semantics>
</math>
</file>

<file path=Object 14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x)</annotation>
  </semantics>
</math>
</file>

<file path=Object 15/content.xml><?xml version="1.0" encoding="utf-8"?>
<math xmlns="http://www.w3.org/1998/Math/MathML" display="block">
  <semantics>
    <mrow>
      <mrow>
        <mo stretchy="false">]</mo>
        <mo stretchy="false">−</mo>
        <mn>2</mn>
      </mrow>
      <mi>;</mi>
      <mn>2</mn>
      <mo stretchy="false">[</mo>
    </mrow>
    <annotation encoding="StarMath 5.0">\]-2;2\[   </annotation>
  </semantics>
</math>
</file>

<file path=Object 16/content.xml><?xml version="1.0" encoding="utf-8"?>
<math xmlns="http://www.w3.org/1998/Math/MathML" display="block">
  <semantics>
    <mi>f</mi>
    <annotation encoding="StarMath 5.0">f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,25</mn>
      </mrow>
      <mrow>
        <mi>x</mi>
        <mo stretchy="false">−</mo>
        <mn>0,03125</mn>
      </mrow>
      <mrow>
        <msup>
          <mi>x</mi>
          <mn>3</mn>
        </msup>
        <mo stretchy="false">+</mo>
        <msup>
          <mi>x</mi>
          <mn>3</mn>
        </msup>
      </mrow>
      <mi>ϵ</mi>
      <mrow>
        <mo fence="true" stretchy="false">(</mo>
        <mrow>
          <mi>x</mi>
        </mrow>
        <mo fence="true" stretchy="false">)</mo>
      </mrow>
    </mrow>
    <annotation encoding="StarMath 5.0">f( x ) = 0,25 x - 0,03125 x^3 + x^3 %epsilon ( x )</annotation>
  </semantics>
</math>
</file>

<file path=Object 1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i>ϵ</mi>
      </mrow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lim from{x-&gt;0} %epsilon( x ) = 0</annotation>
  </semantics>
</math>
</file>

<file path=Object 19/content.xml><?xml version="1.0" encoding="utf-8"?>
<math xmlns="http://www.w3.org/1998/Math/MathML" display="block">
  <semantics>
    <mi>f</mi>
    <annotation encoding="StarMath 5.0">f</annotation>
  </semantics>
</math>
</file>

<file path=Object 2/content.xml><?xml version="1.0" encoding="utf-8"?>
<math xmlns="http://www.w3.org/1998/Math/MathML" display="block">
  <semantics>
    <mi>f</mi>
    <annotation encoding="StarMath 5.0">f</annotation>
  </semantics>
</math>
</file>

<file path=Object 20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 infinity \[ </annotation>
  </semantics>
</math>
</file>

<file path=Object 21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 infinity \[ 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0,25</mn>
              <mi>x</mi>
            </mrow>
          </mrow>
          <mo fence="true" stretchy="false">)</mo>
        </mrow>
      </mrow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( x ) = (0,25 x) func e^{-0,125x^2}</annotation>
  </semantics>
</math>
</file>

<file path=Object 23/content.xml><?xml version="1.0" encoding="utf-8"?>
<math xmlns="http://www.w3.org/1998/Math/MathML" display="block">
  <semantics>
    <mrow>
      <mrow>
        <mi>I</mi>
        <mo stretchy="false">=</mo>
        <mrow>
          <munderover>
            <mo stretchy="false">∫</mo>
            <mn>1</mn>
            <mn>6</mn>
          </munderover>
          <mi>f</mi>
        </mrow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I= int from{1} to{6} f( x )dx</annotation>
  </semantics>
</math>
</file>

<file path=Object 24/content.xml><?xml version="1.0" encoding="utf-8"?>
<math xmlns="http://www.w3.org/1998/Math/MathML" display="block">
  <semantics>
    <mn>0</mn>
    <annotation encoding="StarMath 5.0">0</annotation>
  </semantics>
</math>
</file>

<file path=Object 25/content.xml><?xml version="1.0" encoding="utf-8"?>
<math xmlns="http://www.w3.org/1998/Math/MathML" display="block">
  <semantics>
    <mi>C</mi>
    <annotation encoding="StarMath 5.0">C</annotation>
  </semantics>
</math>
</file>

<file path=Object 26/content.xml><?xml version="1.0" encoding="utf-8"?>
<math xmlns="http://www.w3.org/1998/Math/MathML" display="block">
  <semantics>
    <mi>C</mi>
    <annotation encoding="StarMath 5.0">C</annotation>
  </semantics>
</math>
</file>

<file path=Object 27/content.xml><?xml version="1.0" encoding="utf-8"?>
<math xmlns="http://www.w3.org/1998/Math/MathML" display="block">
  <semantics>
    <mi>T</mi>
    <annotation encoding="StarMath 5.0">T</annotation>
  </semantics>
</math>
</file>

<file path=Object 28/content.xml><?xml version="1.0" encoding="utf-8"?>
<math xmlns="http://www.w3.org/1998/Math/MathML" display="block">
  <semantics>
    <mi>C</mi>
    <annotation encoding="StarMath 5.0">C</annotation>
  </semantics>
</math>
</file>

<file path=Object 3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x rightarrow +infinity } F( x ) </annotation>
  </semantics>
</math>
</file>

<file path=Object 4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

<file path=Object 5/content.xml><?xml version="1.0" encoding="utf-8"?>
<math xmlns="http://www.w3.org/1998/Math/MathML" display="block">
  <semantics>
    <mn>1</mn>
    <annotation encoding="StarMath 5.0">1</annotation>
  </semantics>
</math>
</file>

<file path=Object 55/content.xml><?xml version="1.0" encoding="utf-8"?>
<math xmlns="http://www.w3.org/1998/Math/MathML" display="block">
  <semantics>
    <mi>C</mi>
    <annotation encoding="StarMath 5.0">C</annotation>
  </semantics>
</math>
</file>

<file path=Object 56/content.xml><?xml version="1.0" encoding="utf-8"?>
<math xmlns="http://www.w3.org/1998/Math/MathML" display="block">
  <semantics>
    <mrow>
      <mrow>
        <mi>y</mi>
        <mo stretchy="false">=</mo>
        <mn>0,25</mn>
      </mrow>
      <mi>x</mi>
    </mrow>
    <annotation encoding="StarMath 5.0">y=0,25x</annotation>
  </semantics>
</math>
</file>

<file path=Object 57/content.xml><?xml version="1.0" encoding="utf-8"?>
<math xmlns="http://www.w3.org/1998/Math/MathML" display="block">
  <semantics>
    <mrow>
      <mi>y</mi>
      <mo stretchy="false">=</mo>
      <mn>0</mn>
    </mrow>
    <annotation encoding="StarMath 5.0">y=0</annotation>
  </semantics>
</math>
</file>

<file path=Object 58/content.xml><?xml version="1.0" encoding="utf-8"?>
<math xmlns="http://www.w3.org/1998/Math/MathML" display="block">
  <semantics>
    <mrow>
      <mi>x</mi>
      <mo stretchy="false">=</mo>
      <mn>0</mn>
    </mrow>
    <annotation encoding="StarMath 5.0">x=0</annotation>
  </semantics>
</math>
</file>

<file path=Object 59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n>0,0625</mn>
        </mrow>
      </mrow>
      <mrow>
        <mo fence="true" stretchy="false">(</mo>
        <mrow>
          <mrow>
            <mn>2</mn>
            <mo stretchy="false">+</mo>
            <mi>x</mi>
          </mrow>
        </mrow>
        <mo fence="true" stretchy="false">)</mo>
      </mrow>
      <mrow>
        <mo fence="true" stretchy="false">(</mo>
        <mrow>
          <mrow>
            <mn>2</mn>
            <mo stretchy="false">−</mo>
            <mi>x</mi>
          </mrow>
        </mrow>
        <mo fence="true" stretchy="false">)</mo>
      </mrow>
      <msup>
        <mi mathvariant="normal">e</mi>
        <mrow>
          <mrow>
            <mo stretchy="false">−</mo>
            <mn>0,125</mn>
          </mrow>
          <mi>x</mi>
        </mrow>
      </msup>
    </mrow>
    <annotation encoding="StarMath 5.0">f'( x ) = -0,0625 ( 2+x )( 2-x)func e^{-0,125x} </annotation>
  </semantics>
</math>
</file>

<file path=Object 6/content.xml><?xml version="1.0" encoding="utf-8"?>
<math xmlns="http://www.w3.org/1998/Math/MathML" display="block">
  <semantics>
    <mi>F</mi>
    <annotation encoding="StarMath 5.0">F</annotation>
  </semantics>
</math>
</file>

<file path=Object 60/content.xml><?xml version="1.0" encoding="utf-8"?>
<math xmlns="http://www.w3.org/1998/Math/MathML" display="block">
  <semantics>
    <mrow>
      <mo stretchy="false">]</mo>
      <mn>2</mn>
      <mrow>
        <mi>;</mi>
        <mo stretchy="false">+</mo>
        <mi mathvariant="normal">∞</mi>
      </mrow>
      <mo stretchy="false">[</mo>
    </mrow>
    <annotation encoding="StarMath 5.0">\]2;+infinity\[   </annotation>
  </semantics>
</math>
</file>

<file path=Object 6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,25</mn>
      </mrow>
      <mrow>
        <mi>x</mi>
        <mo stretchy="false">−</mo>
        <mn>0,03125</mn>
      </mrow>
      <mrow>
        <msup>
          <mi>x</mi>
          <mn>3</mn>
        </msup>
        <mo stretchy="false">+</mo>
        <msup>
          <mi>x</mi>
          <mn>3</mn>
        </msup>
      </mrow>
      <mi>ϵ</mi>
      <mrow>
        <mo fence="true" stretchy="false">(</mo>
        <mrow>
          <mi>x</mi>
        </mrow>
        <mo fence="true" stretchy="false">)</mo>
      </mrow>
    </mrow>
    <annotation encoding="StarMath 5.0">f( x ) = 0,25 x - 0,03125 x^3 + x^3 %epsilon ( x )</annotation>
  </semantics>
</math>
</file>

<file path=Object 6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i>ϵ</mi>
      </mrow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lim from{x-&gt;0} %epsilon( x ) = 0</annotation>
  </semantics>
</math>
</file>

<file path=Object 63/content.xml><?xml version="1.0" encoding="utf-8"?>
<math xmlns="http://www.w3.org/1998/Math/MathML" display="block">
  <semantics>
    <mi>f</mi>
    <annotation encoding="StarMath 5.0">f</annotation>
  </semantics>
</math>
</file>

<file path=Object 64/content.xml><?xml version="1.0" encoding="utf-8"?>
<math xmlns="http://www.w3.org/1998/Math/MathML" display="block">
  <semantics>
    <mi>T</mi>
    <annotation encoding="StarMath 5.0">T</annotation>
  </semantics>
</math>
</file>

<file path=Object 65/content.xml><?xml version="1.0" encoding="utf-8"?>
<math xmlns="http://www.w3.org/1998/Math/MathML" display="block">
  <semantics>
    <mi>C</mi>
    <annotation encoding="StarMath 5.0">C</annotation>
  </semantics>
</math>
</file>

<file path=Object 66/content.xml><?xml version="1.0" encoding="utf-8"?>
<math xmlns="http://www.w3.org/1998/Math/MathML" display="block">
  <semantics>
    <mrow>
      <mi>y</mi>
      <mo stretchy="false">=</mo>
      <mn>0,25</mn>
    </mrow>
    <annotation encoding="StarMath 5.0">y=0,25</annotation>
  </semantics>
</math>
</file>

<file path=Object 67/content.xml><?xml version="1.0" encoding="utf-8"?>
<math xmlns="http://www.w3.org/1998/Math/MathML" display="block">
  <semantics>
    <mrow>
      <mrow>
        <mi>y</mi>
        <mo stretchy="false">=</mo>
        <mn>0,25</mn>
      </mrow>
      <mi>x</mi>
    </mrow>
    <annotation encoding="StarMath 5.0">y=0,25x</annotation>
  </semantics>
</math>
</file>

<file path=Object 68/content.xml><?xml version="1.0" encoding="utf-8"?>
<math xmlns="http://www.w3.org/1998/Math/MathML" display="block">
  <semantics>
    <mrow>
      <mrow>
        <mi>y</mi>
        <mo stretchy="false">=</mo>
        <mn>0,25</mn>
      </mrow>
      <mrow>
        <mi>x</mi>
        <mo stretchy="false">−</mo>
        <mn>0,03125</mn>
      </mrow>
      <msup>
        <mi>x</mi>
        <mn>3</mn>
      </msup>
    </mrow>
    <annotation encoding="StarMath 5.0">y=0,25x-0,03125x^3</annotation>
  </semantics>
</math>
</file>

<file path=Object 69/content.xml><?xml version="1.0" encoding="utf-8"?>
<math xmlns="http://www.w3.org/1998/Math/MathML" display="block">
  <semantics>
    <mi>f</mi>
    <annotation encoding="StarMath 5.0">f</annotation>
  </semantics>
</math>
</file>

<file path=Object 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x rightarrow +infinity } f( x ) </annotation>
  </semantics>
</math>
</file>

<file path=Object 70/content.xml><?xml version="1.0" encoding="utf-8"?>
<math xmlns="http://www.w3.org/1998/Math/MathML" display="block">
  <semantics>
    <mi>C</mi>
    <annotation encoding="StarMath 5.0">C</annotation>
  </semantics>
</math>
</file>

<file path=Object 71/content.xml><?xml version="1.0" encoding="utf-8"?>
<math xmlns="http://www.w3.org/1998/Math/MathML" display="block">
  <semantics>
    <mi>T</mi>
    <annotation encoding="StarMath 5.0">T</annotation>
  </semantics>
</math>
</file>

<file path=Object 72/content.xml><?xml version="1.0" encoding="utf-8"?>
<math xmlns="http://www.w3.org/1998/Math/MathML" display="block">
  <semantics>
    <mi>x</mi>
    <annotation encoding="StarMath 5.0">x</annotation>
  </semantics>
</math>
</file>

<file path=Object 73/content.xml><?xml version="1.0" encoding="utf-8"?>
<math xmlns="http://www.w3.org/1998/Math/MathML" display="block">
  <semantics>
    <mi>C</mi>
    <annotation encoding="StarMath 5.0">C</annotation>
  </semantics>
</math>
</file>

<file path=Object 74/content.xml><?xml version="1.0" encoding="utf-8"?>
<math xmlns="http://www.w3.org/1998/Math/MathML" display="block">
  <semantics>
    <mi>T</mi>
    <annotation encoding="StarMath 5.0">T</annotation>
  </semantics>
</math>
</file>

<file path=Object 75/content.xml><?xml version="1.0" encoding="utf-8"?>
<math xmlns="http://www.w3.org/1998/Math/MathML" display="block">
  <semantics>
    <mi>C</mi>
    <annotation encoding="StarMath 5.0">C</annotation>
  </semantics>
</math>
</file>

<file path=Object 76/content.xml><?xml version="1.0" encoding="utf-8"?>
<math xmlns="http://www.w3.org/1998/Math/MathML" display="block">
  <semantics>
    <mi>T</mi>
    <annotation encoding="StarMath 5.0">T</annotation>
  </semantics>
</math>
</file>

<file path=Object 7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n>1</mn>
          <mo stretchy="false">−</mo>
          <msup>
            <mi mathvariant="normal">e</mi>
            <mrow>
              <mrow>
                <mo stretchy="false">−</mo>
                <mn>0,125</mn>
              </mrow>
              <msup>
                <mi>x</mi>
                <mn>2</mn>
              </msup>
            </mrow>
          </msup>
        </mrow>
      </mrow>
    </mrow>
    <annotation encoding="StarMath 5.0">F( x ) = 1-func e^{-0,125x^2}</annotation>
  </semantics>
</math>
</file>

<file path=Object 78/content.xml><?xml version="1.0" encoding="utf-8"?>
<math xmlns="http://www.w3.org/1998/Math/MathML" display="block">
  <semantics>
    <mi>C</mi>
    <annotation encoding="StarMath 5.0">C</annotation>
  </semantics>
</math>
</file>

<file path=Object 79/content.xml><?xml version="1.0" encoding="utf-8"?>
<math xmlns="http://www.w3.org/1998/Math/MathML" display="block">
  <semantics>
    <mi>f</mi>
    <annotation encoding="StarMath 5.0">f</annotation>
  </semantics>
</math>
</file>

<file path=Object 8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

<file path=Object 80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 infinity \[ </annotation>
  </semantics>
</math>
</file>

<file path=Object 8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0,25</mn>
              <mi>x</mi>
            </mrow>
          </mrow>
          <mo fence="true" stretchy="false">)</mo>
        </mrow>
      </mrow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( x ) = (0,25 x) func e^{-0,125x^2}</annotation>
  </semantics>
</math>
</file>

<file path=Object 82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>
  <semantics>
    <mi>f</mi>
    <annotation encoding="StarMath 5.0">f</annotation>
  </semantics>
</math>
</file>

<file path=Object 84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 infinity \[ </annotation>
  </semantics>
</math>
</file>

<file path=Object 8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0,25</mn>
              <mi>x</mi>
            </mrow>
          </mrow>
          <mo fence="true" stretchy="false">)</mo>
        </mrow>
      </mrow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( x ) = (0,25 x) func e^{-0,125x^2}</annotation>
  </semantics>
</math>
</file>

<file path=Object 86/content.xml><?xml version="1.0" encoding="utf-8"?>
<math xmlns="http://www.w3.org/1998/Math/MathML" display="block">
  <semantics>
    <mi>C</mi>
    <annotation encoding="StarMath 5.0">C</annotation>
  </semantics>
</math>
</file>

<file path=Object 87/content.xml><?xml version="1.0" encoding="utf-8"?>
<math xmlns="http://www.w3.org/1998/Math/MathML" display="block">
  <semantics>
    <mi>f</mi>
    <annotation encoding="StarMath 5.0">f</annotation>
  </semantics>
</math>
</file>

<file path=Object 88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 infinity \[ </annotation>
  </semantics>
</math>
</file>

<file path=Object 8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0,25</mn>
              <mi>x</mi>
            </mrow>
          </mrow>
          <mo fence="true" stretchy="false">)</mo>
        </mrow>
      </mrow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( x ) = (0,25 x) func e^{-0,125x^2}</annotation>
  </semantics>
</math>
</file>

<file path=Object 9/content.xml><?xml version="1.0" encoding="utf-8"?>
<math xmlns="http://www.w3.org/1998/Math/MathML" display="block">
  <semantics>
    <mrow>
      <mo stretchy="false">−</mo>
      <mi mathvariant="normal">∞</mi>
    </mrow>
    <annotation encoding="StarMath 5.0">-infinity</annotation>
  </semantics>
</math>
</file>

<file path=Object 90/content.xml><?xml version="1.0" encoding="utf-8"?>
<math xmlns="http://www.w3.org/1998/Math/MathML" display="block">
  <semantics>
    <mi>C</mi>
    <annotation encoding="StarMath 5.0">C</annotation>
  </semantics>
</math>
</file>

<file path=Object 91/content.xml><?xml version="1.0" encoding="utf-8"?>
<math xmlns="http://www.w3.org/1998/Math/MathML" display="block">
  <semantics>
    <mi>f</mi>
    <annotation encoding="StarMath 5.0">f</annotation>
  </semantics>
</math>
</file>

<file path=Object 92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 infinity \[ </annotation>
  </semantics>
</math>
</file>

<file path=Object 9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0,25</mn>
              <mi>x</mi>
            </mrow>
          </mrow>
          <mo fence="true" stretchy="false">)</mo>
        </mrow>
      </mrow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( x ) = (0,25 x) func e^{-0,125x^2}</annotation>
  </semantics>
</math>
</file>

<file path=Object 94/content.xml><?xml version="1.0" encoding="utf-8"?>
<math xmlns="http://www.w3.org/1998/Math/MathML" display="block">
  <semantics>
    <mi>C</mi>
    <annotation encoding="StarMath 5.0">C</annotation>
  </semantics>
</math>
</file>

<file path=Object 95/content.xml><?xml version="1.0" encoding="utf-8"?>
<math xmlns="http://www.w3.org/1998/Math/MathML" display="block">
  <semantics>
    <mi>f</mi>
    <annotation encoding="StarMath 5.0">f</annotation>
  </semantics>
</math>
</file>

<file path=Object 96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 infinity \[ </annotation>
  </semantics>
</math>
</file>

<file path=Object 9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0,25</mn>
              <mi>x</mi>
            </mrow>
          </mrow>
          <mo fence="true" stretchy="false">)</mo>
        </mrow>
      </mrow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( x ) = (0,25 x) func e^{-0,125x^2}</annotation>
  </semantics>
</math>
</file>

<file path=Object 98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 infinity \[ </annotation>
  </semantics>
</math>
</file>

<file path=Object 9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n>1</mn>
          <mo stretchy="false">−</mo>
          <msup>
            <mi mathvariant="normal">e</mi>
            <mrow>
              <mrow>
                <mo stretchy="false">−</mo>
                <mn>0,125</mn>
              </mrow>
              <msup>
                <mi>x</mi>
                <mn>2</mn>
              </msup>
            </mrow>
          </msup>
        </mrow>
      </mrow>
    </mrow>
    <annotation encoding="StarMath 5.0">F( x ) = 1-func e^{-0,125x^2}</annotation>
  </semantics>
</math>
</file>